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Cambria" svg:font-family="Cambria" style:font-family-generic="roman"/>
    <style:font-face style:name="Times New Roman1" svg:font-family="'Times New Roman'" style:font-family-generic="roman"/>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Bitstream Charter" fo:font-size="11pt" officeooo:rsid="001a5da1" officeooo:paragraph-rsid="001697b2" style:font-size-asian="11pt" style:font-size-complex="11pt"/>
    </style:style>
    <style:style style:name="P2" style:family="paragraph" style:parent-style-name="Standard">
      <style:paragraph-properties fo:text-align="justify" style:justify-single-word="false"/>
      <style:text-properties style:font-name="Bitstream Charter" fo:font-size="11pt" officeooo:rsid="001c3e7e" officeooo:paragraph-rsid="001697b2" style:font-size-asian="11pt" style:font-size-complex="11pt"/>
    </style:style>
    <style:style style:name="P3" style:family="paragraph" style:parent-style-name="Standard">
      <style:paragraph-properties fo:text-align="justify" style:justify-single-word="false"/>
      <style:text-properties style:font-name="Bitstream Charter" fo:font-size="11pt" officeooo:rsid="001d571f" officeooo:paragraph-rsid="001697b2" style:font-size-asian="11pt" style:font-size-complex="11pt"/>
    </style:style>
    <style:style style:name="P4" style:family="paragraph" style:parent-style-name="Standard">
      <style:paragraph-properties fo:line-height="0.436cm" fo:text-align="justify" style:justify-single-word="false"/>
      <style:text-properties style:font-name="Bitstream Charter" fo:font-size="11pt" style:font-size-asian="11pt" style:font-size-complex="11pt"/>
    </style:style>
    <style:style style:name="P5" style:family="paragraph" style:parent-style-name="Standard">
      <style:paragraph-properties fo:line-height="0.395cm" fo:text-align="justify" style:justify-single-word="false"/>
      <style:text-properties style:font-name="Bitstream Charter" fo:font-size="11pt" style:font-size-asian="11pt" style:font-size-complex="11pt"/>
    </style:style>
    <style:style style:name="P6" style:family="paragraph" style:parent-style-name="Standard">
      <style:paragraph-properties fo:line-height="0.346cm" fo:text-align="justify" style:justify-single-word="false"/>
      <style:text-properties style:font-name="Bitstream Charter" fo:font-size="11pt" style:font-size-asian="11pt" style:font-size-complex="11pt"/>
    </style:style>
    <style:style style:name="P7" style:family="paragraph" style:parent-style-name="Standard">
      <style:paragraph-properties fo:line-height="0.353cm" fo:text-align="justify" style:justify-single-word="false"/>
      <style:text-properties style:font-name="Bitstream Charter" fo:font-size="11pt" style:font-size-asian="11pt" style:font-size-complex="11pt"/>
    </style:style>
    <style:style style:name="P8" style:family="paragraph" style:parent-style-name="Standard">
      <style:paragraph-properties fo:line-height="0.369cm" fo:text-align="justify" style:justify-single-word="false"/>
      <style:text-properties style:font-name="Bitstream Charter" fo:font-size="11pt" style:font-size-asian="11pt" style:font-size-complex="11pt"/>
    </style:style>
    <style:style style:name="P9" style:family="paragraph" style:parent-style-name="Standard">
      <style:paragraph-properties fo:line-height="0.462cm" fo:text-align="justify" style:justify-single-word="false"/>
      <style:text-properties style:font-name="Bitstream Charter" fo:font-size="11pt" style:font-size-asian="11pt" style:font-size-complex="11pt"/>
    </style:style>
    <style:style style:name="P10" style:family="paragraph" style:parent-style-name="Standard">
      <style:paragraph-properties fo:line-height="0.349cm" fo:text-align="justify" style:justify-single-word="false"/>
      <style:text-properties style:font-name="Bitstream Charter" fo:font-size="11pt" style:font-size-asian="11pt" style:font-size-complex="11pt"/>
    </style:style>
    <style:style style:name="P11" style:family="paragraph" style:parent-style-name="Standard">
      <style:paragraph-properties fo:line-height="0.496cm" fo:text-align="justify" style:justify-single-word="false"/>
      <style:text-properties style:font-name="Bitstream Charter" fo:font-size="11pt" style:font-size-asian="11pt" style:font-size-complex="11pt"/>
    </style:style>
    <style:style style:name="P12" style:family="paragraph" style:parent-style-name="Standard">
      <style:paragraph-properties fo:line-height="0.48cm" fo:text-align="justify" style:justify-single-word="false"/>
      <style:text-properties style:font-name="Bitstream Charter" fo:font-size="11pt" style:font-size-asian="11pt" style:font-size-complex="11pt"/>
    </style:style>
    <style:style style:name="P13" style:family="paragraph" style:parent-style-name="Standard">
      <style:paragraph-properties fo:line-height="0.351cm" fo:text-align="justify" style:justify-single-word="false"/>
      <style:text-properties style:font-name="Bitstream Charter" fo:font-size="11pt" style:font-size-asian="11pt" style:font-size-complex="11pt"/>
    </style:style>
    <style:style style:name="P14" style:family="paragraph" style:parent-style-name="Standard">
      <style:paragraph-properties fo:line-height="0.388cm" fo:text-align="justify" style:justify-single-word="false"/>
      <style:text-properties style:font-name="Bitstream Charter" fo:font-size="11pt" style:font-size-asian="11pt" style:font-size-complex="11pt"/>
    </style:style>
    <style:style style:name="P15" style:family="paragraph" style:parent-style-name="Standard">
      <style:paragraph-properties fo:line-height="0.423cm" fo:text-align="justify" style:justify-single-word="false"/>
      <style:text-properties style:font-name="Bitstream Charter" fo:font-size="11pt" style:font-size-asian="11pt" style:font-size-complex="11pt"/>
    </style:style>
    <style:style style:name="P16" style:family="paragraph" style:parent-style-name="Standard">
      <style:paragraph-properties fo:line-height="0.464cm" fo:text-align="justify" style:justify-single-word="false"/>
      <style:text-properties style:font-name="Bitstream Charter" fo:font-size="11pt" style:font-size-asian="11pt" style:font-size-complex="11pt"/>
    </style:style>
    <style:style style:name="P17" style:family="paragraph" style:parent-style-name="Standard">
      <style:paragraph-properties fo:line-height="0.416cm" fo:text-align="justify" style:justify-single-word="false"/>
      <style:text-properties style:font-name="Bitstream Charter" fo:font-size="11pt" style:font-size-asian="11pt" style:font-size-complex="11pt"/>
    </style:style>
    <style:style style:name="P18" style:family="paragraph" style:parent-style-name="Standard">
      <style:paragraph-properties fo:line-height="0.614cm" fo:text-align="justify" style:justify-single-word="false"/>
      <style:text-properties style:font-name="Bitstream Charter" fo:font-size="11pt" officeooo:rsid="002adb7c" officeooo:paragraph-rsid="002adb7c" style:font-size-asian="11pt" style:font-size-complex="11pt"/>
    </style:style>
    <style:style style:name="P19" style:family="paragraph" style:parent-style-name="Standard">
      <style:paragraph-properties fo:line-height="0.353cm" fo:text-align="justify" style:justify-single-word="false"/>
      <style:text-properties style:font-name="Bitstream Charter" fo:font-size="11pt" officeooo:rsid="002adb7c" officeooo:paragraph-rsid="002adb7c" style:font-size-asian="11pt" style:font-size-complex="11pt"/>
    </style:style>
    <style:style style:name="P20" style:family="paragraph" style:parent-style-name="Standard">
      <style:paragraph-properties fo:line-height="0.614cm" fo:text-align="justify" style:justify-single-word="false"/>
      <style:text-properties style:font-name="Bitstream Charter" fo:font-size="11pt" officeooo:rsid="002e6cdf" officeooo:paragraph-rsid="002e6cdf" style:font-size-asian="11pt" style:font-size-complex="11pt"/>
    </style:style>
    <style:style style:name="P21" style:family="paragraph" style:parent-style-name="Standard">
      <style:paragraph-properties fo:line-height="0.353cm" fo:text-align="justify" style:justify-single-word="false"/>
      <style:text-properties style:font-name="Bitstream Charter" fo:font-size="11pt" officeooo:rsid="002fa100" officeooo:paragraph-rsid="002fa100" style:font-size-asian="11pt" style:font-size-complex="11pt"/>
    </style:style>
    <style:style style:name="P22" style:family="paragraph" style:parent-style-name="Standard">
      <style:paragraph-properties fo:line-height="0.353cm" fo:text-align="justify" style:justify-single-word="false"/>
      <style:text-properties style:font-name="Bitstream Charter" fo:font-size="11pt" officeooo:rsid="002b6142" officeooo:paragraph-rsid="002b6142" style:font-size-asian="11pt" style:font-size-complex="11pt"/>
    </style:style>
    <style:style style:name="P23" style:family="paragraph" style:parent-style-name="Standard">
      <style:paragraph-properties fo:line-height="0.353cm" fo:text-align="justify" style:justify-single-word="false"/>
      <style:text-properties style:font-name="Bitstream Charter" fo:font-size="11pt" officeooo:rsid="002d08cf" officeooo:paragraph-rsid="002d08cf" style:font-size-asian="11pt" style:font-size-complex="11pt"/>
    </style:style>
    <style:style style:name="P24" style:family="paragraph" style:parent-style-name="Standard">
      <style:paragraph-properties fo:line-height="0.146cm" fo:text-align="justify" style:justify-single-word="false"/>
      <style:text-properties style:font-name="Bitstream Charter" fo:font-size="11pt" style:font-size-asian="11pt" style:font-size-complex="11pt"/>
    </style:style>
    <style:style style:name="P25" style:family="paragraph" style:parent-style-name="Standard">
      <style:paragraph-properties fo:line-height="0.145cm" fo:text-align="justify" style:justify-single-word="false"/>
      <style:text-properties style:font-name="Bitstream Charter" fo:font-size="11pt" style:font-size-asian="11pt" style:font-size-complex="11pt"/>
    </style:style>
    <style:style style:name="P26" style:family="paragraph" style:parent-style-name="Standard">
      <style:paragraph-properties fo:line-height="0.437cm" fo:text-align="justify" style:justify-single-word="false"/>
      <style:text-properties style:font-name="Bitstream Charter" fo:font-size="11pt" style:font-size-asian="11pt" style:font-size-complex="11pt"/>
    </style:style>
    <style:style style:name="P27" style:family="paragraph" style:parent-style-name="Standard">
      <style:paragraph-properties fo:line-height="0.141cm" fo:text-align="justify" style:justify-single-word="false"/>
      <style:text-properties style:font-name="Bitstream Charter" fo:font-size="11pt" style:font-size-asian="11pt" style:font-size-complex="11pt"/>
    </style:style>
    <style:style style:name="P28" style:family="paragraph" style:parent-style-name="Standard">
      <style:paragraph-properties fo:line-height="0.353cm" fo:text-align="justify" style:justify-single-word="false"/>
      <style:text-properties style:font-name="Bitstream Charter" fo:font-size="11pt" fo:font-style="italic" fo:font-weight="bold" officeooo:rsid="002b6142" officeooo:paragraph-rsid="002b6142" style:font-size-asian="11pt" style:font-style-asian="italic" style:font-weight-asian="bold" style:font-size-complex="11pt" style:font-style-complex="italic" style:font-weight-complex="bold"/>
    </style:style>
    <style:style style:name="P29" style:family="paragraph" style:parent-style-name="Standard">
      <style:paragraph-properties fo:line-height="0.388cm" fo:text-align="justify" style:justify-single-word="false"/>
      <style:text-properties style:font-name="Bitstream Charter"/>
    </style:style>
    <style:style style:name="P30" style:family="paragraph" style:parent-style-name="Standard">
      <style:paragraph-properties fo:line-height="0.298cm" fo:text-align="justify" style:justify-single-word="false"/>
      <style:text-properties style:font-name="Bitstream Charter"/>
    </style:style>
    <style:style style:name="P31" style:family="paragraph" style:parent-style-name="Standard">
      <style:paragraph-properties fo:line-height="0.252cm" fo:text-align="justify" style:justify-single-word="false"/>
      <style:text-properties style:font-name="Bitstream Charter"/>
    </style:style>
    <style:style style:name="P32" style:family="paragraph" style:parent-style-name="Standard">
      <style:paragraph-properties fo:line-height="0.245cm" fo:text-align="justify" style:justify-single-word="false"/>
      <style:text-properties style:font-name="Bitstream Charter"/>
    </style:style>
    <style:style style:name="P33" style:family="paragraph" style:parent-style-name="Standard">
      <style:paragraph-properties fo:line-height="0.353cm" fo:text-align="justify" style:justify-single-word="false"/>
      <style:text-properties style:font-name="Times New Roman1"/>
    </style:style>
    <style:style style:name="P34" style:family="paragraph" style:parent-style-name="Standard">
      <style:paragraph-properties fo:line-height="0.25cm" fo:text-align="justify" style:justify-single-word="false"/>
      <style:text-properties fo:color="#000000" style:font-name="Bitstream Charter" style:text-underline-style="none"/>
    </style:style>
    <style:style style:name="P35" style:family="paragraph" style:parent-style-name="Standard">
      <style:paragraph-properties fo:line-height="0.249cm" fo:text-align="justify" style:justify-single-word="false"/>
      <style:text-properties fo:color="#000000" style:font-name="Bitstream Charter" style:text-underline-style="none"/>
    </style:style>
    <style:style style:name="P36" style:family="paragraph" style:parent-style-name="Standard">
      <style:paragraph-properties fo:line-height="0.252cm" fo:text-align="justify" style:justify-single-word="false"/>
      <style:text-properties fo:color="#000000" style:font-name="Bitstream Charter" style:text-underline-style="none"/>
    </style:style>
    <style:style style:name="P37" style:family="paragraph" style:parent-style-name="Standard">
      <style:paragraph-properties fo:line-height="0.245cm" fo:text-align="justify" style:justify-single-word="false"/>
      <style:text-properties fo:color="#000000" style:font-name="Bitstream Charter" style:text-underline-style="none"/>
    </style:style>
    <style:style style:name="P38" style:family="paragraph" style:parent-style-name="Standard">
      <style:paragraph-properties fo:line-height="0.247cm" fo:text-align="justify" style:justify-single-word="false"/>
      <style:text-properties fo:color="#000000" style:font-name="Bitstream Charter" style:text-underline-style="none"/>
    </style:style>
    <style:style style:name="P39" style:family="paragraph" style:parent-style-name="Standard">
      <style:paragraph-properties fo:line-height="0.353cm" fo:text-align="justify" style:justify-single-word="false"/>
      <style:text-properties fo:color="#000000" style:font-name="Bitstream Charter" fo:font-size="11pt" style:font-size-asian="11pt" style:font-size-complex="11pt"/>
    </style:style>
    <style:style style:name="P40" style:family="paragraph" style:parent-style-name="Standard">
      <style:paragraph-properties fo:line-height="0.383cm" fo:text-align="justify" style:justify-single-word="false"/>
      <style:text-properties fo:color="#000000" style:font-name="Bitstream Charter" fo:font-size="11pt" style:font-size-asian="11pt" style:font-size-complex="11pt"/>
    </style:style>
    <style:style style:name="P41" style:family="paragraph" style:parent-style-name="Standard">
      <style:paragraph-properties fo:line-height="0.385cm" fo:text-align="justify" style:justify-single-word="false"/>
      <style:text-properties fo:color="#000000" style:font-name="Bitstream Charter" fo:font-size="11pt" style:font-size-asian="11pt" style:font-size-complex="11pt"/>
    </style:style>
    <style:style style:name="P42" style:family="paragraph" style:parent-style-name="Standard">
      <style:paragraph-properties fo:line-height="0.542cm" fo:text-align="justify" style:justify-single-word="false"/>
      <style:text-properties fo:font-size="22pt" style:font-size-asian="22pt" style:font-size-complex="22pt"/>
    </style:style>
    <style:style style:name="P43" style:family="paragraph" style:parent-style-name="Standard">
      <style:paragraph-properties fo:line-height="0.353cm" fo:text-align="center" style:justify-single-word="false"/>
      <style:text-properties fo:font-size="22pt" style:font-size-asian="22pt" style:font-size-complex="22pt"/>
    </style:style>
    <style:style style:name="P44" style:family="paragraph" style:parent-style-name="Standard">
      <style:paragraph-properties fo:line-height="0.557cm" fo:text-align="center" style:justify-single-word="false"/>
      <style:text-properties fo:font-size="22pt" style:font-size-asian="22pt" style:font-size-complex="22pt"/>
    </style:style>
    <style:style style:name="P45" style:family="paragraph" style:parent-style-name="Standard">
      <style:paragraph-properties fo:margin-left="0cm" fo:margin-right="0cm" fo:text-align="justify" style:justify-single-word="false" fo:text-indent="0cm" style:auto-text-indent="false"/>
      <style:text-properties style:font-name="Bitstream Charter" fo:font-size="11pt" fo:font-weight="bold" officeooo:rsid="0021b1d5" officeooo:paragraph-rsid="001697b2" style:font-size-asian="11pt" style:font-weight-asian="bold" style:font-size-complex="11pt"/>
    </style:style>
    <style:style style:name="P46"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bold" officeooo:rsid="0040a5c0" officeooo:paragraph-rsid="0040a5c0" style:font-size-asian="11pt" style:font-weight-asian="bold" style:font-size-complex="11pt" style:font-weight-complex="bold"/>
    </style:style>
    <style:style style:name="P4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bold" officeooo:rsid="006207e5" officeooo:paragraph-rsid="006207e5" style:font-size-asian="11pt" style:font-weight-asian="bold" style:font-size-complex="11pt" style:font-weight-complex="bold"/>
    </style:style>
    <style:style style:name="P48" style:family="paragraph" style:parent-style-name="Standard">
      <style:paragraph-properties fo:margin-left="0cm" fo:margin-right="0cm" fo:text-align="justify" style:justify-single-word="false" fo:text-indent="0cm" style:auto-text-indent="false"/>
      <style:text-properties style:font-name="Bitstream Charter" fo:font-size="11pt" fo:font-weight="bold" style:font-size-asian="11pt" style:font-weight-asian="bold" style:font-size-complex="11pt"/>
    </style:style>
    <style:style style:name="P49" style:family="paragraph" style:parent-style-name="Standard">
      <style:paragraph-properties fo:margin-left="0cm" fo:margin-right="0cm" fo:line-height="99%" fo:text-align="justify" style:justify-single-word="false" fo:text-indent="0cm" style:auto-text-indent="false"/>
      <style:text-properties style:font-name="Bitstream Charter" fo:font-size="11pt" fo:font-weight="bold" style:font-size-asian="11pt" style:font-weight-asian="bold" style:font-size-complex="11pt"/>
    </style:style>
    <style:style style:name="P50" style:family="paragraph" style:parent-style-name="Standard">
      <style:paragraph-properties fo:margin-left="0cm" fo:margin-right="0cm" fo:line-height="110%" fo:text-align="justify" style:justify-single-word="false" fo:text-indent="0cm" style:auto-text-indent="false"/>
      <style:text-properties style:font-name="Bitstream Charter" fo:font-size="11pt" style:font-size-asian="11pt" style:font-size-complex="11pt"/>
    </style:style>
    <style:style style:name="P51" style:family="paragraph" style:parent-style-name="Standard">
      <style:paragraph-properties fo:margin-left="0cm" fo:margin-right="0cm" fo:line-height="0.353cm" fo:text-align="justify" style:justify-single-word="false" fo:text-indent="0cm" style:auto-text-indent="false"/>
      <style:text-properties style:font-name="Bitstream Charter" fo:font-size="11pt" style:font-size-asian="11pt" style:font-size-complex="11pt"/>
    </style:style>
    <style:style style:name="P52" style:family="paragraph" style:parent-style-name="Standard">
      <style:paragraph-properties fo:margin-left="0cm" fo:margin-right="0cm" fo:text-align="justify" style:justify-single-word="false" fo:text-indent="0cm" style:auto-text-indent="false"/>
      <style:text-properties style:font-name="Bitstream Charter" fo:font-size="11pt" style:font-size-asian="11pt" style:font-size-complex="11pt"/>
    </style:style>
    <style:style style:name="P53" style:family="paragraph" style:parent-style-name="Standard">
      <style:paragraph-properties fo:margin-left="0cm" fo:margin-right="0cm" fo:line-height="99%" fo:text-align="justify" style:justify-single-word="false" fo:text-indent="0cm" style:auto-text-indent="false"/>
      <style:text-properties style:font-name="Bitstream Charter" fo:font-size="11pt" style:font-size-asian="11pt" style:font-size-complex="11pt"/>
    </style:style>
    <style:style style:name="P54"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439f2" officeooo:paragraph-rsid="005439f2" style:font-size-asian="11pt" style:font-style-asian="italic" style:font-weight-asian="bold" style:font-size-complex="11pt" style:font-style-complex="italic" style:font-weight-complex="bold"/>
    </style:style>
    <style:style style:name="P55"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41cfa" officeooo:paragraph-rsid="00541cfa" style:font-size-asian="11pt" style:font-style-asian="italic" style:font-weight-asian="bold" style:font-size-complex="11pt" style:font-style-complex="italic" style:font-weight-complex="bold"/>
    </style:style>
    <style:style style:name="P56"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5ee6d" officeooo:paragraph-rsid="0055ee6d" style:font-size-asian="11pt" style:font-style-asian="italic" style:font-weight-asian="bold" style:font-size-complex="11pt" style:font-style-complex="italic" style:font-weight-complex="bold"/>
    </style:style>
    <style:style style:name="P5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805d8" officeooo:paragraph-rsid="005805d8" style:font-size-asian="11pt" style:font-style-asian="italic" style:font-weight-asian="bold" style:font-size-complex="11pt" style:font-style-complex="italic" style:font-weight-complex="bold"/>
    </style:style>
    <style:style style:name="P58"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63488a" officeooo:paragraph-rsid="0063488a" style:font-size-asian="11pt" style:font-style-asian="italic" style:font-weight-asian="bold" style:font-size-complex="11pt" style:font-style-complex="italic" style:font-weight-complex="bold"/>
    </style:style>
    <style:style style:name="P59"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63cc97" officeooo:paragraph-rsid="0063cc97" style:font-size-asian="11pt" style:font-style-asian="italic" style:font-weight-asian="bold" style:font-size-complex="11pt" style:font-style-complex="italic" style:font-weight-complex="bold"/>
    </style:style>
    <style:style style:name="P60" style:family="paragraph" style:parent-style-name="Standard">
      <style:paragraph-properties fo:margin-left="0cm" fo:margin-right="0cm" fo:text-align="justify" style:justify-single-word="false" fo:text-indent="0cm" style:auto-text-indent="false"/>
      <style:text-properties style:font-name="Bitstream Charter" fo:font-size="11pt" fo:font-style="italic" fo:font-weight="bold" style:font-size-asian="11pt" style:font-style-asian="italic" style:font-weight-asian="bold" style:font-size-complex="11pt" style:font-weight-complex="bold"/>
    </style:style>
    <style:style style:name="P61"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normal" fo:font-weight="normal" officeooo:rsid="0063488a" officeooo:paragraph-rsid="0063488a"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normal" fo:font-weight="normal" officeooo:rsid="0063cc97" officeooo:paragraph-rsid="0063cc97"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5ee6d" officeooo:paragraph-rsid="0055ee6d" style:font-size-asian="11pt" style:font-weight-asian="normal" style:font-size-complex="11pt" style:font-weight-complex="normal"/>
    </style:style>
    <style:style style:name="P64"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632a3" officeooo:paragraph-rsid="005632a3" style:font-size-asian="11pt" style:font-weight-asian="normal" style:font-size-complex="11pt" style:font-weight-complex="normal"/>
    </style:style>
    <style:style style:name="P65"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a67fa" officeooo:paragraph-rsid="005a67fa" style:font-size-asian="11pt" style:font-weight-asian="normal" style:font-size-complex="11pt" style:font-weight-complex="normal"/>
    </style:style>
    <style:style style:name="P66"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805d8" officeooo:paragraph-rsid="005805d8" style:font-size-asian="11pt" style:font-weight-asian="normal" style:font-size-complex="11pt" style:font-weight-complex="normal"/>
    </style:style>
    <style:style style:name="P6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84465" officeooo:paragraph-rsid="00584465" style:font-size-asian="11pt" style:font-weight-asian="normal" style:font-size-complex="11pt" style:font-weight-complex="normal"/>
    </style:style>
    <style:style style:name="P68"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a3234" officeooo:paragraph-rsid="005a3234" style:font-size-asian="11pt" style:font-weight-asian="normal" style:font-size-complex="11pt"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style:font-name="Bitstream Charter" fo:font-size="15pt" fo:font-weight="bold" style:font-size-asian="15pt" style:font-weight-asian="bold"/>
    </style:style>
    <style:style style:name="P70" style:family="paragraph" style:parent-style-name="Standard">
      <style:paragraph-properties fo:margin-left="0cm" fo:margin-right="0cm" fo:line-height="99%" fo:text-align="center" style:justify-single-word="false" fo:text-indent="0cm" style:auto-text-indent="false"/>
      <style:text-properties fo:color="#000099" fo:font-size="22pt" fo:font-weight="normal" style:font-size-asian="22pt" style:font-weight-asian="normal" style:font-size-complex="22pt" style:font-weight-complex="normal"/>
    </style:style>
    <style:style style:name="P71" style:family="paragraph" style:parent-style-name="Standard">
      <style:paragraph-properties fo:margin-left="0cm" fo:margin-right="0cm" fo:text-align="justify" style:justify-single-word="false" fo:text-indent="0cm" style:auto-text-indent="false"/>
    </style:style>
    <style:style style:name="P72" style:family="paragraph" style:parent-style-name="Standard">
      <style:paragraph-properties fo:margin-left="0cm" fo:margin-right="0cm" fo:text-align="justify" style:justify-single-word="false" fo:text-indent="0cm" style:auto-text-indent="false"/>
      <style:text-properties officeooo:paragraph-rsid="006f1b98"/>
    </style:style>
    <style:style style:name="P73" style:family="paragraph" style:parent-style-name="Standard">
      <style:paragraph-properties fo:margin-left="0cm" fo:margin-right="0cm" fo:line-height="99%" fo:text-align="justify" style:justify-single-word="false" fo:text-indent="0cm" style:auto-text-indent="false"/>
      <style:text-properties fo:color="#000000" style:font-name="Bitstream Charter" fo:font-size="11pt" fo:font-weight="bold" style:font-size-asian="11pt" style:font-weight-asian="bold" style:font-size-complex="11pt"/>
    </style:style>
    <style:style style:name="P74" style:family="paragraph" style:parent-style-name="Standard">
      <style:paragraph-properties fo:margin-left="0cm" fo:margin-right="0cm" fo:text-align="justify" style:justify-single-word="false" fo:text-indent="0cm" style:auto-text-indent="false"/>
      <style:text-properties fo:color="#000000" style:font-name="Bitstream Charter" fo:font-size="11pt" fo:font-weight="bold" style:font-size-asian="11pt" style:font-weight-asian="bold" style:font-size-complex="11pt"/>
    </style:style>
    <style:style style:name="P75" style:family="paragraph" style:parent-style-name="Standard">
      <style:paragraph-properties fo:margin-left="0cm" fo:margin-right="0cm" fo:text-align="justify" style:justify-single-word="false" fo:text-indent="0cm" style:auto-text-indent="false"/>
      <style:text-properties fo:color="#000000" style:font-name="Bitstream Charter" fo:font-size="11pt" style:font-size-asian="11pt" style:font-size-complex="11pt"/>
    </style:style>
    <style:style style:name="P76" style:family="paragraph" style:parent-style-name="Standard" style:master-page-name="">
      <style:paragraph-properties fo:margin-left="0cm" fo:margin-right="0cm" fo:line-height="99%" fo:text-align="justify" style:justify-single-word="false" fo:text-indent="0cm" style:auto-text-indent="false" style:page-number="auto"/>
      <style:text-properties style:font-name="Bitstream Charter" fo:font-size="11pt" fo:font-weight="bold" style:font-size-asian="11pt" style:font-weight-asian="bold" style:font-size-complex="11pt"/>
    </style:style>
    <style:style style:name="P77" style:family="paragraph" style:parent-style-name="Standard">
      <style:paragraph-properties fo:margin-left="0.388cm" fo:margin-right="0cm" fo:text-align="justify" style:justify-single-word="false" fo:text-indent="0cm" style:auto-text-indent="false"/>
      <style:text-properties fo:color="#000000" style:font-name="Bitstream Charter" fo:font-size="6.5pt" style:text-underline-style="none" style:font-size-asian="6.5pt"/>
    </style:style>
    <style:style style:name="P78" style:family="paragraph" style:parent-style-name="Standard">
      <style:paragraph-properties fo:margin-left="0.388cm" fo:margin-right="0cm" fo:text-align="justify" style:justify-single-word="false" fo:text-indent="0cm" style:auto-text-indent="false"/>
    </style:style>
    <style:style style:name="P79"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349754" officeooo:paragraph-rsid="00349754" style:font-size-asian="11pt" style:font-weight-asian="normal" style:font-size-complex="11pt" style:font-weight-complex="normal"/>
    </style:style>
    <style:style style:name="P80"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0a5c0" officeooo:paragraph-rsid="0040a5c0" style:font-size-asian="11pt" style:font-weight-asian="normal" style:font-size-complex="11pt" style:font-weight-complex="normal"/>
    </style:style>
    <style:style style:name="P81"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41cfa" officeooo:paragraph-rsid="00541cfa" style:font-size-asian="11pt" style:font-weight-asian="normal" style:font-size-complex="11pt" style:font-weight-complex="normal"/>
    </style:style>
    <style:style style:name="P82"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439f2" officeooo:paragraph-rsid="005439f2" style:font-size-asian="11pt" style:font-weight-asian="normal" style:font-size-complex="11pt" style:font-weight-complex="normal"/>
    </style:style>
    <style:style style:name="P83"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5ee6d" officeooo:paragraph-rsid="0055ee6d" style:font-size-asian="11pt" style:font-weight-asian="normal" style:font-size-complex="11pt" style:font-weight-complex="normal"/>
    </style:style>
    <style:style style:name="P84"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541cfa" officeooo:paragraph-rsid="00541cfa" style:font-size-asian="11pt" style:font-style-asian="italic" style:font-weight-asian="bold" style:font-size-complex="11pt" style:font-style-complex="italic" style:font-weight-complex="bold"/>
    </style:style>
    <style:style style:name="P85"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5439f2" officeooo:paragraph-rsid="005439f2" style:font-size-asian="11pt" style:font-style-asian="italic" style:font-weight-asian="bold" style:font-size-complex="11pt" style:font-style-complex="italic" style:font-weight-complex="bold"/>
    </style:style>
    <style:style style:name="P86"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officeooo:rsid="002adb7c" officeooo:paragraph-rsid="002ce1ce" style:font-size-asian="11pt" style:font-size-complex="11pt"/>
    </style:style>
    <style:style style:name="P87"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officeooo:rsid="002d08cf" officeooo:paragraph-rsid="002d08cf" style:font-size-asian="11pt" style:font-size-complex="11pt"/>
    </style:style>
    <style:style style:name="P88"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bold" officeooo:rsid="003c5251" officeooo:paragraph-rsid="003c5251" style:font-size-asian="11pt" style:font-weight-asian="bold" style:font-size-complex="11pt" style:font-weight-complex="bold"/>
    </style:style>
    <style:style style:name="P89"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bold" officeooo:rsid="0040a5c0" officeooo:paragraph-rsid="0040a5c0" style:font-size-asian="11pt" style:font-weight-asian="bold" style:font-size-complex="11pt" style:font-weight-complex="bold"/>
    </style:style>
    <style:style style:name="P90" style:family="paragraph" style:parent-style-name="Standard">
      <style:paragraph-properties fo:margin-left="0.212cm" fo:margin-right="0cm" fo:text-align="justify" style:justify-single-word="false" fo:text-indent="0cm" style:auto-text-indent="false"/>
      <style:text-properties style:font-name="Cambria" fo:font-size="12pt" style:font-size-asian="12pt"/>
    </style:style>
    <style:style style:name="P91" style:family="paragraph" style:parent-style-name="Standard">
      <style:paragraph-properties fo:margin-left="0cm" fo:margin-right="0cm" fo:line-height="111%" fo:text-align="justify" style:justify-single-word="false" fo:text-indent="1.249cm" style:auto-text-indent="false"/>
      <style:text-properties fo:color="#000000" style:font-name="Bitstream Charter" fo:font-size="11pt" officeooo:rsid="0061780e" officeooo:paragraph-rsid="0061780e" style:font-size-asian="11pt" style:font-size-complex="11pt"/>
    </style:style>
    <style:style style:name="P92" style:family="paragraph" style:parent-style-name="Standard">
      <style:paragraph-properties fo:margin-left="0cm" fo:margin-right="0cm" fo:line-height="105%" fo:text-align="justify" style:justify-single-word="false" fo:text-indent="1.249cm" style:auto-text-indent="false"/>
      <style:text-properties style:font-name="Bitstream Charter" fo:font-size="11pt" style:font-size-asian="11pt" style:font-size-complex="11pt"/>
    </style:style>
    <style:style style:name="P93" style:family="paragraph" style:parent-style-name="Standard">
      <style:paragraph-properties fo:margin-left="0cm" fo:margin-right="0cm" fo:line-height="110%" fo:text-align="justify" style:justify-single-word="false" fo:text-indent="1.249cm" style:auto-text-indent="false"/>
      <style:text-properties style:font-name="Bitstream Charter" fo:font-size="11pt" style:font-size-asian="11pt" style:font-size-complex="11pt"/>
    </style:style>
    <style:style style:name="P94" style:family="paragraph" style:parent-style-name="Standard">
      <style:paragraph-properties fo:margin-left="0cm" fo:margin-right="0cm" fo:line-height="105%" fo:text-align="justify" style:justify-single-word="false" fo:text-indent="1.249cm" style:auto-text-indent="false"/>
      <style:text-properties style:font-name="Bitstream Charter" fo:font-size="11pt" officeooo:rsid="00184594" officeooo:paragraph-rsid="00184594" style:font-size-asian="11pt" style:font-size-complex="11pt"/>
    </style:style>
    <style:style style:name="P95" style:family="paragraph" style:parent-style-name="Standard">
      <style:paragraph-properties fo:margin-left="0cm" fo:margin-right="0cm" fo:line-height="106%" fo:text-align="justify" style:justify-single-word="false" fo:text-indent="1.249cm" style:auto-text-indent="false"/>
      <style:text-properties style:font-name="Bitstream Charter" fo:font-size="11pt" officeooo:rsid="005fbfe8" officeooo:paragraph-rsid="005fbfe8" style:font-size-asian="11pt" style:font-size-complex="11pt"/>
    </style:style>
    <style:style style:name="P96"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fo:font-weight="bold" officeooo:rsid="001d9198" officeooo:paragraph-rsid="001d9198" style:font-size-asian="11pt" style:font-weight-asian="bold" style:font-size-complex="11pt" style:font-weight-complex="bold"/>
    </style:style>
    <style:style style:name="P97"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1d9198" officeooo:paragraph-rsid="001d9198" style:font-size-asian="11pt" style:font-size-complex="11pt"/>
    </style:style>
    <style:style style:name="P98"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paragraph-rsid="001d9198" style:font-size-asian="11pt" style:font-size-complex="11pt"/>
    </style:style>
    <style:style style:name="P99"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1f7e89" officeooo:paragraph-rsid="001f7e89" style:font-size-asian="11pt" style:font-size-complex="11pt"/>
    </style:style>
    <style:style style:name="P100"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0f6dd" style:font-size-asian="11pt" style:font-size-complex="11pt"/>
    </style:style>
    <style:style style:name="P101"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6f613" style:font-size-asian="11pt" style:font-size-complex="11pt"/>
    </style:style>
    <style:style style:name="P102" style:family="paragraph" style:parent-style-name="Standard">
      <style:paragraph-properties fo:margin-left="6.244cm" fo:margin-right="0cm" fo:text-align="center" style:justify-single-word="false" fo:text-indent="0cm" style:auto-text-indent="false"/>
      <style:text-properties style:font-name="Cambria" fo:font-size="22pt" fo:font-weight="normal" officeooo:rsid="000edb46" officeooo:paragraph-rsid="000edb46" style:font-size-asian="22pt" style:font-weight-asian="normal" style:font-size-complex="22pt" style:font-weight-complex="normal"/>
    </style:style>
    <style:style style:name="P103" style:family="paragraph" style:parent-style-name="Standard">
      <style:paragraph-properties fo:margin-left="0cm" fo:margin-right="0.212cm" fo:line-height="115%" fo:text-align="justify" style:justify-single-word="false" fo:text-indent="1.249cm" style:auto-text-indent="false"/>
      <style:text-properties style:font-name="Bitstream Charter" fo:font-size="11pt" officeooo:rsid="000edb46" officeooo:paragraph-rsid="000edb46" style:font-size-asian="11pt" style:font-size-complex="11pt"/>
    </style:style>
    <style:style style:name="P104" style:family="paragraph" style:parent-style-name="Standard">
      <style:paragraph-properties fo:margin-left="0cm" fo:margin-right="0.212cm" fo:line-height="112%" fo:text-align="justify" style:justify-single-word="false" fo:text-indent="1.249cm" style:auto-text-indent="false"/>
      <style:text-properties style:font-name="Bitstream Charter" fo:font-size="11pt" style:font-size-asian="11pt" style:font-size-complex="11pt"/>
    </style:style>
    <style:style style:name="P105" style:family="paragraph" style:parent-style-name="Standard">
      <style:paragraph-properties fo:margin-left="0cm" fo:margin-right="0.212cm" fo:line-height="109%" fo:text-align="justify" style:justify-single-word="false" fo:text-indent="1.249cm" style:auto-text-indent="false"/>
      <style:text-properties style:font-name="Bitstream Charter" fo:font-size="11pt" officeooo:rsid="005e6792" officeooo:paragraph-rsid="005e6792" style:font-size-asian="11pt" style:font-size-complex="11pt"/>
    </style:style>
    <style:style style:name="P106" style:family="paragraph" style:parent-style-name="Standard">
      <style:paragraph-properties fo:margin-left="0cm" fo:margin-right="0.035cm" fo:line-height="113%" fo:text-align="justify" style:justify-single-word="false" fo:text-indent="1.249cm" style:auto-text-indent="false"/>
      <style:text-properties style:font-name="Bitstream Charter" fo:font-size="11pt" style:font-size-asian="11pt" style:font-size-complex="11pt"/>
    </style:style>
    <style:style style:name="P107" style:family="paragraph" style:parent-style-name="Standard">
      <style:paragraph-properties fo:margin-left="0cm" fo:margin-right="0.141cm" fo:line-height="110%" fo:text-align="justify" style:justify-single-word="false" fo:text-indent="0cm" style:auto-text-indent="false"/>
      <style:text-properties style:font-name="Bitstream Charter" fo:font-size="11pt" style:font-size-asian="11pt" style:font-size-complex="11pt"/>
    </style:style>
    <style:style style:name="P108" style:family="paragraph" style:parent-style-name="Standard">
      <style:paragraph-properties fo:margin-left="0cm" fo:margin-right="0.247cm" fo:line-height="106%" fo:text-align="justify" style:justify-single-word="false" fo:text-indent="1.249cm" style:auto-text-indent="false"/>
      <style:text-properties style:font-name="Bitstream Charter" fo:font-size="11pt" style:font-size-asian="11pt" style:font-size-complex="11pt"/>
    </style:style>
    <style:style style:name="P109" style:family="paragraph" style:parent-style-name="Standard">
      <style:paragraph-properties fo:margin-left="0cm" fo:margin-right="0.67cm" fo:line-height="110%" fo:text-align="justify" style:justify-single-word="false" fo:text-indent="1.249cm" style:auto-text-indent="false"/>
      <style:text-properties fo:color="#000000" style:font-name="Bitstream Charter" fo:font-size="11pt" officeooo:rsid="006207e5" officeooo:paragraph-rsid="006207e5" style:font-size-asian="11pt" style:font-size-complex="11pt"/>
    </style:style>
    <style:style style:name="P110" style:family="paragraph" style:parent-style-name="Standard">
      <style:paragraph-properties fo:margin-left="0cm" fo:margin-right="0.318cm" fo:line-height="109%" fo:text-align="justify" style:justify-single-word="false" fo:text-indent="0cm" style:auto-text-indent="false"/>
      <style:text-properties style:font-name="Bitstream Charter" fo:font-size="11pt" fo:font-weight="bold" officeooo:paragraph-rsid="001d9198" style:font-size-asian="11pt" style:font-weight-asian="bold" style:font-size-complex="11pt"/>
    </style:style>
    <style:style style:name="P111" style:family="paragraph" style:parent-style-name="Standard">
      <style:paragraph-properties fo:margin-left="0cm" fo:margin-right="0.106cm" fo:line-height="109%" fo:text-align="justify" style:justify-single-word="false" fo:text-indent="0cm" style:auto-text-indent="false"/>
      <style:text-properties style:font-name="Bitstream Charter" fo:font-size="11pt" style:font-size-asian="11pt" style:font-size-complex="11pt"/>
    </style:style>
    <style:style style:name="P112" style:family="paragraph" style:parent-style-name="Standard">
      <style:paragraph-properties fo:margin-left="0cm" fo:margin-right="0.459cm" fo:line-height="105%" fo:text-align="justify" style:justify-single-word="false" fo:text-indent="0cm" style:auto-text-indent="false"/>
      <style:text-properties style:font-name="Bitstream Charter" fo:font-size="11pt" officeooo:rsid="005b1b89" officeooo:paragraph-rsid="005b1b89" style:font-size-asian="11pt" style:font-size-complex="11pt"/>
    </style:style>
    <style:style style:name="P113" style:family="paragraph" style:parent-style-name="Standard" style:master-page-name="Standard">
      <style:paragraph-properties fo:margin-left="0cm" fo:margin-right="0cm" fo:line-height="99%" fo:text-align="center" style:justify-single-word="false" fo:text-indent="0cm" style:auto-text-indent="false" style:page-number="auto"/>
      <style:text-properties style:font-name="Cambria" fo:font-size="22pt" fo:font-weight="bold" style:font-size-asian="22pt" style:font-weight-asian="bold" style:font-size-complex="22pt"/>
    </style:style>
    <style:style style:name="P114" style:family="paragraph" style:parent-style-name="Standard" style:master-page-name="Converted1">
      <style:paragraph-properties fo:margin-left="0cm" fo:margin-right="0cm" fo:text-align="justify" style:justify-single-word="false" fo:text-indent="0cm" style:auto-text-indent="false" style:page-number="auto"/>
      <style:text-properties style:font-name="Bitstream Charter" fo:font-size="15pt" fo:font-weight="bold" style:font-size-asian="15pt" style:font-weight-asian="bold"/>
    </style:style>
    <style:style style:name="P115"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bold" officeooo:rsid="006207e5" officeooo:paragraph-rsid="007d63fb" style:font-size-asian="11pt" style:font-weight-asian="bold" style:font-size-complex="11pt" style:font-weight-complex="bold"/>
    </style:style>
    <style:style style:name="P116"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bold" officeooo:rsid="00541cfa" officeooo:paragraph-rsid="00915d42" style:font-size-asian="11pt" style:font-weight-asian="bold" style:font-size-complex="11pt" style:font-weight-complex="bold"/>
    </style:style>
    <style:style style:name="P11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normal" fo:font-weight="normal" officeooo:rsid="008a6d35" officeooo:paragraph-rsid="008a6d35" style:font-size-asian="11pt" style:font-style-asian="normal" style:font-weight-asian="normal" style:font-size-complex="11pt" style:font-style-complex="normal" style:font-weight-complex="normal"/>
    </style:style>
    <style:style style:name="P118"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normal" fo:font-weight="normal" officeooo:rsid="0063cc97" officeooo:paragraph-rsid="0063cc97" style:font-size-asian="11pt" style:font-style-asian="normal" style:font-weight-asian="normal" style:font-size-complex="11pt" style:font-style-complex="normal" style:font-weight-complex="normal"/>
    </style:style>
    <style:style style:name="P119"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normal" fo:font-weight="normal" officeooo:rsid="008b982d" officeooo:paragraph-rsid="008b982d" style:font-size-asian="11pt" style:font-style-asian="normal" style:font-weight-asian="normal" style:font-size-complex="11pt" style:font-style-complex="normal" style:font-weight-complex="normal"/>
    </style:style>
    <style:style style:name="P120"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63cc97" officeooo:paragraph-rsid="008a6d35" style:font-size-asian="11pt" style:font-style-asian="italic" style:font-weight-asian="bold" style:font-size-complex="11pt" style:font-style-complex="italic" style:font-weight-complex="bold"/>
    </style:style>
    <style:style style:name="P121"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632a3" officeooo:paragraph-rsid="005632a3" style:font-size-asian="11pt" style:font-weight-asian="normal" style:font-size-complex="11pt" style:font-weight-complex="normal"/>
    </style:style>
    <style:style style:name="P122"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8dda83" officeooo:paragraph-rsid="008dda83" style:font-size-asian="11pt" style:font-weight-asian="normal" style:font-size-complex="11pt" style:font-weight-complex="normal"/>
    </style:style>
    <style:style style:name="P123"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21595" officeooo:paragraph-rsid="00915d42" style:font-size-asian="11pt" style:font-weight-asian="normal" style:font-size-complex="11pt" style:font-weight-complex="normal"/>
    </style:style>
    <style:style style:name="P124"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21595" officeooo:paragraph-rsid="0040a5c0" style:font-size-asian="11pt" style:font-weight-asian="normal" style:font-size-complex="11pt" style:font-weight-complex="normal"/>
    </style:style>
    <style:style style:name="P125" style:family="paragraph" style:parent-style-name="Standard">
      <style:paragraph-properties fo:margin-left="0cm" fo:margin-right="0cm" fo:line-height="0.353cm" fo:text-align="justify" style:justify-single-word="false" fo:text-indent="0cm" style:auto-text-indent="false"/>
      <style:text-properties style:font-name="Bitstream Charter" fo:font-size="11pt" officeooo:rsid="000edb46" officeooo:paragraph-rsid="00975704" style:font-size-asian="11pt" style:font-size-complex="11pt"/>
    </style:style>
    <style:style style:name="P126" style:family="paragraph" style:parent-style-name="Standard">
      <style:paragraph-properties fo:margin-left="0cm" fo:margin-right="0cm" fo:text-align="justify" style:justify-single-word="false" fo:text-indent="0cm" style:auto-text-indent="false"/>
      <style:text-properties style:font-name="Bitstream Charter" fo:font-size="15pt" fo:font-weight="bold" style:font-size-asian="15pt" style:font-weight-asian="bold"/>
    </style:style>
    <style:style style:name="P127"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bold" officeooo:rsid="002d08cf" officeooo:paragraph-rsid="002d08cf" style:font-size-asian="11pt" style:font-weight-asian="bold" style:font-size-complex="11pt" style:font-weight-complex="bold"/>
    </style:style>
    <style:style style:name="P128"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normal" fo:font-weight="normal" officeooo:rsid="003aa8cb" officeooo:paragraph-rsid="00349754" style:font-size-asian="11pt" style:font-style-asian="normal" style:font-weight-asian="normal" style:font-size-complex="11pt" style:font-style-complex="normal" style:font-weight-complex="normal"/>
    </style:style>
    <style:style style:name="P129"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439f2" officeooo:paragraph-rsid="008f9765" style:font-size-asian="11pt" style:font-weight-asian="normal" style:font-size-complex="11pt" style:font-weight-complex="normal"/>
    </style:style>
    <style:style style:name="P130"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439f2" officeooo:paragraph-rsid="005439f2" style:font-size-asian="11pt" style:font-weight-asian="normal" style:font-size-complex="11pt" style:font-weight-complex="normal"/>
    </style:style>
    <style:style style:name="P131"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8f9765" officeooo:paragraph-rsid="008f9765" style:font-size-asian="11pt" style:font-weight-asian="normal" style:font-size-complex="11pt" style:font-weight-complex="normal"/>
    </style:style>
    <style:style style:name="P132"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41cfa" officeooo:paragraph-rsid="00541cfa" style:font-size-asian="11pt" style:font-weight-asian="normal" style:font-size-complex="11pt" style:font-weight-complex="normal"/>
    </style:style>
    <style:style style:name="P133"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eb048" officeooo:paragraph-rsid="00915d42" style:font-size-asian="11pt" style:font-weight-asian="normal" style:font-size-complex="11pt" style:font-weight-complex="normal"/>
    </style:style>
    <style:style style:name="P134"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082ed" officeooo:paragraph-rsid="00915d42" style:font-size-asian="11pt" style:font-weight-asian="normal" style:font-size-complex="11pt" style:font-weight-complex="normal"/>
    </style:style>
    <style:style style:name="P135"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21595" officeooo:paragraph-rsid="00915d42" style:font-size-asian="11pt" style:font-weight-asian="normal" style:font-size-complex="11pt" style:font-weight-complex="normal"/>
    </style:style>
    <style:style style:name="P136"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4d20d7" officeooo:paragraph-rsid="00915d42" style:font-size-asian="11pt" style:font-style-asian="italic" style:font-weight-asian="bold" style:font-size-complex="11pt" style:font-style-complex="italic" style:font-weight-complex="bold"/>
    </style:style>
    <style:style style:name="P137" style:family="paragraph" style:parent-style-name="Standard">
      <style:paragraph-properties fo:margin-left="0.212cm" fo:margin-right="0cm" fo:text-align="justify" style:justify-single-word="false" fo:text-indent="0cm" style:auto-text-indent="false"/>
      <style:text-properties style:font-name="Times New Roman1"/>
    </style:style>
    <style:style style:name="P138" style:family="paragraph" style:parent-style-name="Standard">
      <style:paragraph-properties fo:margin-left="0cm" fo:margin-right="0.776cm" fo:line-height="105%" fo:text-align="justify" style:justify-single-word="false" fo:text-indent="0cm" style:auto-text-indent="false"/>
      <style:text-properties style:font-name="Bitstream Charter" fo:font-size="11pt" officeooo:rsid="0070cb3d" officeooo:paragraph-rsid="0011b920" style:font-size-asian="11pt" style:font-size-complex="11pt"/>
    </style:style>
    <style:style style:name="P139" style:family="paragraph" style:parent-style-name="Standard" style:list-style-name="L1">
      <style:paragraph-properties fo:line-height="109%" fo:text-align="justify" style:justify-single-word="false"/>
      <style:text-properties style:font-name="Bitstream Charter" fo:font-size="11pt" officeooo:rsid="001d9198" officeooo:paragraph-rsid="001d9198" style:font-size-asian="11pt" style:font-size-complex="11pt"/>
    </style:style>
    <style:style style:name="P140" style:family="paragraph" style:parent-style-name="Standard">
      <style:paragraph-properties fo:line-height="109%" fo:text-align="justify" style:justify-single-word="false"/>
      <style:text-properties style:font-name="Bitstream Charter" fo:font-size="11pt" officeooo:rsid="001d9198" officeooo:paragraph-rsid="001d9198" style:font-size-asian="11pt" style:font-size-complex="11pt"/>
    </style:style>
    <style:style style:name="P141" style:family="paragraph" style:parent-style-name="Standard" style:list-style-name="L1">
      <style:paragraph-properties fo:line-height="109%" fo:text-align="justify" style:justify-single-word="false"/>
      <style:text-properties style:font-name="Bitstream Charter" fo:font-size="11pt" officeooo:rsid="00812219" officeooo:paragraph-rsid="00812219" style:font-size-asian="11pt" style:font-size-complex="11pt"/>
    </style:style>
    <style:style style:name="P142" style:family="paragraph" style:parent-style-name="Standard" style:list-style-name="L1">
      <style:paragraph-properties fo:line-height="109%" fo:text-align="justify" style:justify-single-word="false"/>
      <style:text-properties style:font-name="Bitstream Charter" fo:font-size="11pt" officeooo:rsid="0084164a" officeooo:paragraph-rsid="0084164a" style:font-size-asian="11pt" style:font-size-complex="11pt"/>
    </style:style>
    <style:style style:name="P143" style:family="paragraph" style:parent-style-name="Standard">
      <style:paragraph-properties fo:line-height="0.353cm" fo:text-align="justify" style:justify-single-word="false"/>
      <style:text-properties style:font-name="Bitstream Charter" fo:font-size="11pt" officeooo:paragraph-rsid="002fa100" style:font-size-asian="11pt" style:font-size-complex="11pt"/>
    </style:style>
    <style:style style:name="P144" style:family="paragraph" style:parent-style-name="Standard">
      <style:paragraph-properties fo:line-height="0.462cm" fo:text-align="justify" style:justify-single-word="false"/>
      <style:text-properties style:font-name="Bitstream Charter" fo:font-size="11pt" style:font-size-asian="11pt" style:font-size-complex="11pt"/>
    </style:style>
    <style:style style:name="P145" style:family="paragraph" style:parent-style-name="Standard">
      <style:paragraph-properties fo:text-align="justify" style:justify-single-word="false"/>
      <style:text-properties style:font-name="Bitstream Charter" fo:font-size="11pt" officeooo:rsid="001a5da1" officeooo:paragraph-rsid="001697b2" style:font-size-asian="11pt" style:font-size-complex="11pt"/>
    </style:style>
    <style:style style:name="P146" style:family="paragraph" style:parent-style-name="Standard">
      <style:paragraph-properties fo:text-align="justify" style:justify-single-word="false"/>
      <style:text-properties style:font-name="Bitstream Charter" fo:font-size="11pt" officeooo:rsid="0021b1d5" officeooo:paragraph-rsid="001697b2" style:font-size-asian="11pt" style:font-size-complex="11pt"/>
    </style:style>
    <style:style style:name="P147" style:family="paragraph" style:parent-style-name="Standard">
      <style:paragraph-properties fo:text-align="justify" style:justify-single-word="false"/>
      <style:text-properties style:font-name="Bitstream Charter" fo:font-size="11pt" officeooo:rsid="001d571f" officeooo:paragraph-rsid="001697b2" style:font-size-asian="11pt" style:font-size-complex="11pt"/>
    </style:style>
    <style:style style:name="P148" style:family="paragraph" style:parent-style-name="Standard">
      <style:paragraph-properties fo:text-align="justify" style:justify-single-word="false"/>
      <style:text-properties style:font-name="Bitstream Charter" fo:font-size="11pt" officeooo:rsid="009951f1" officeooo:paragraph-rsid="009951f1" style:font-size-asian="11pt" style:font-size-complex="11pt"/>
    </style:style>
    <style:style style:name="P149" style:family="paragraph" style:parent-style-name="Standard">
      <style:paragraph-properties fo:line-height="0.349cm" fo:text-align="justify" style:justify-single-word="false"/>
      <style:text-properties style:font-name="Bitstream Charter" fo:font-size="11pt" style:font-size-asian="11pt" style:font-size-complex="11pt"/>
    </style:style>
    <style:style style:name="P150" style:family="paragraph" style:parent-style-name="Standard">
      <style:paragraph-properties fo:text-align="justify" style:justify-single-word="false"/>
      <style:text-properties style:font-name="Bitstream Charter" fo:font-size="11pt" fo:font-weight="bold" officeooo:rsid="009951f1" officeooo:paragraph-rsid="009951f1" style:font-size-asian="11pt" style:font-weight-asian="bold" style:font-size-complex="11pt" style:font-weight-complex="bold"/>
    </style:style>
    <style:style style:name="P151" style:family="paragraph" style:parent-style-name="Standard">
      <style:paragraph-properties fo:text-align="justify" style:justify-single-word="false"/>
      <style:text-properties style:font-name="Bitstream Charter" fo:font-size="11pt" fo:font-weight="normal" officeooo:rsid="00328c22" officeooo:paragraph-rsid="00328c22" style:font-size-asian="11pt" style:font-weight-asian="normal" style:font-size-complex="11pt"/>
    </style:style>
    <style:style style:name="P152" style:family="paragraph" style:parent-style-name="Standard">
      <style:paragraph-properties fo:margin-left="0cm" fo:margin-right="0.459cm" fo:line-height="98%" fo:text-align="justify" style:justify-single-word="false" fo:text-indent="1.249cm" style:auto-text-indent="false"/>
      <style:text-properties style:font-name="Bitstream Charter" fo:font-size="11pt" fo:font-weight="bold" officeooo:rsid="0079e1a6" officeooo:paragraph-rsid="0079e1a6" style:font-size-asian="11pt" style:font-weight-asian="bold" style:font-size-complex="11pt"/>
    </style:style>
    <style:style style:name="P153" style:family="paragraph" style:parent-style-name="Standard">
      <style:paragraph-properties fo:margin-left="0cm" fo:margin-right="0.459cm" fo:line-height="98%" fo:text-align="justify" style:justify-single-word="false" fo:text-indent="1.249cm" style:auto-text-indent="false"/>
      <style:text-properties style:font-name="Bitstream Charter" fo:font-size="11pt" fo:font-weight="normal" officeooo:rsid="0079e1a6" officeooo:paragraph-rsid="0079e1a6" style:font-size-asian="11pt" style:font-weight-asian="normal" style:font-size-complex="11pt" style:font-weight-complex="normal"/>
    </style:style>
    <style:style style:name="P154"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1d9198" officeooo:paragraph-rsid="001d9198" style:font-size-asian="11pt" style:font-size-complex="11pt"/>
    </style:style>
    <style:style style:name="P155"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7a797b" officeooo:paragraph-rsid="007a797b" style:font-size-asian="11pt" style:font-size-complex="11pt"/>
    </style:style>
    <style:style style:name="P156"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paragraph-rsid="0026f613" style:font-size-asian="11pt" style:font-size-complex="11pt"/>
    </style:style>
    <style:style style:name="P157"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822d25" officeooo:paragraph-rsid="00822d25" style:font-size-asian="11pt" style:font-size-complex="11pt"/>
    </style:style>
    <style:style style:name="P158"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1f7e89" officeooo:paragraph-rsid="0086a663" style:font-size-asian="11pt" style:font-size-complex="11pt"/>
    </style:style>
    <style:style style:name="P159"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86a663" officeooo:paragraph-rsid="0086a663" style:font-size-asian="11pt" style:font-size-complex="11pt"/>
    </style:style>
    <style:style style:name="P160"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fo:font-style="italic" style:text-underline-style="solid" style:text-underline-width="auto" style:text-underline-color="font-color" officeooo:rsid="001d9198" officeooo:paragraph-rsid="001d9198" style:font-size-asian="11pt" style:font-style-asian="italic" style:font-size-complex="11pt" style:font-style-complex="italic"/>
    </style:style>
    <style:style style:name="P161"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fo:font-style="italic" style:text-underline-style="solid" style:text-underline-width="auto" style:text-underline-color="font-color" officeooo:rsid="001f7e89" officeooo:paragraph-rsid="001f7e89" style:font-size-asian="11pt" style:font-style-asian="italic" style:font-size-complex="11pt" style:font-style-complex="italic"/>
    </style:style>
    <style:style style:name="P162" style:family="paragraph" style:parent-style-name="Standard">
      <style:paragraph-properties fo:margin-left="0cm" fo:margin-right="0.318cm" fo:line-height="109%" fo:text-align="justify" style:justify-single-word="false" fo:text-indent="0cm" style:auto-text-indent="false"/>
      <style:text-properties style:font-name="Bitstream Charter" fo:font-size="11pt" officeooo:rsid="00812219" officeooo:paragraph-rsid="00812219" style:font-size-asian="11pt" style:font-size-complex="11pt"/>
    </style:style>
    <style:style style:name="P163" style:family="paragraph" style:parent-style-name="Standard">
      <style:paragraph-properties fo:margin-left="0cm" fo:margin-right="0.141cm" fo:line-height="113%" fo:text-align="justify" style:justify-single-word="false" fo:text-indent="0cm" style:auto-text-indent="false"/>
      <style:text-properties style:font-name="Bitstream Charter" fo:font-size="11pt" officeooo:rsid="0011b920" officeooo:paragraph-rsid="00975a23" style:font-size-asian="11pt" style:font-size-complex="11pt"/>
    </style:style>
    <style:style style:name="P164" style:family="paragraph" style:parent-style-name="Heading_20_2">
      <style:paragraph-properties fo:text-align="justify" style:justify-single-word="false"/>
      <style:text-properties style:font-name="Bitstream Charter" fo:font-size="11pt" officeooo:paragraph-rsid="00328c22" style:font-size-asian="11pt" style:font-size-complex="11pt"/>
    </style:style>
    <style:style style:name="T1" style:family="text">
      <style:text-properties style:font-name="Cambria"/>
    </style:style>
    <style:style style:name="T2" style:family="text">
      <style:text-properties style:font-name="Cambria" officeooo:rsid="000edb46"/>
    </style:style>
    <style:style style:name="T3" style:family="text">
      <style:text-properties style:font-name="Cambria" officeooo:rsid="0093d20d"/>
    </style:style>
    <style:style style:name="T4" style:family="text">
      <style:text-properties fo:color="#000000" style:font-name="Bitstream Charter" fo:font-size="11pt" style:text-underline-style="none" style:font-size-asian="11pt"/>
    </style:style>
    <style:style style:name="T5" style:family="text">
      <style:text-properties fo:color="#000000" style:font-name="Bitstream Charter" fo:font-size="11pt" style:text-underline-style="none" officeooo:rsid="006833b2" style:font-size-asian="11pt"/>
    </style:style>
    <style:style style:name="T6" style:family="text">
      <style:text-properties fo:color="#000000" style:font-name="Bitstream Charter" fo:font-size="11pt" style:text-underline-style="none" style:font-size-asian="11pt" style:font-size-complex="11pt"/>
    </style:style>
    <style:style style:name="T7" style:family="text">
      <style:text-properties fo:color="#000000" style:font-name="Bitstream Charter" fo:font-size="11pt" style:text-underline-style="none" officeooo:rsid="006a0db9" style:font-size-asian="11pt" style:font-size-complex="11pt"/>
    </style:style>
    <style:style style:name="T8" style:family="text">
      <style:text-properties fo:color="#000000" style:font-name="Bitstream Charter" fo:font-size="11pt" style:text-underline-style="none" officeooo:rsid="006833b2" style:font-size-asian="11pt" style:font-size-complex="11pt"/>
    </style:style>
    <style:style style:name="T9" style:family="text">
      <style:text-properties fo:color="#000000" style:font-name="Bitstream Charter" fo:font-size="11pt" style:text-underline-style="none" officeooo:rsid="0033123b" style:font-size-asian="11pt"/>
    </style:style>
    <style:style style:name="T10" style:family="text">
      <style:text-properties fo:color="#000000" style:font-name="Bitstream Charter" fo:font-size="11pt" style:text-underline-style="none" officeooo:rsid="006f1b98" style:font-size-asian="11pt"/>
    </style:style>
    <style:style style:name="T11" style:family="text">
      <style:text-properties fo:color="#000000" style:font-name="Bitstream Charter" style:text-underline-style="none"/>
    </style:style>
    <style:style style:name="T12" style:family="text">
      <style:text-properties fo:color="#000000" style:font-name="Bitstream Charter" style:text-underline-style="none" officeooo:rsid="006f1b98"/>
    </style:style>
    <style:style style:name="T13" style:family="text">
      <style:text-properties officeooo:rsid="001c3e7e"/>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2aee0a" style:font-weight-asian="bold" style:font-weight-complex="bold"/>
    </style:style>
    <style:style style:name="T17" style:family="text">
      <style:text-properties fo:font-weight="bold" officeooo:rsid="002ce1ce" style:font-weight-asian="bold" style:font-weight-complex="bold"/>
    </style:style>
    <style:style style:name="T18" style:family="text">
      <style:text-properties fo:font-weight="bold" officeooo:rsid="008840b7" style:font-weight-asian="bold" style:font-weight-complex="bold"/>
    </style:style>
    <style:style style:name="T19" style:family="text">
      <style:text-properties fo:font-weight="bold" officeooo:rsid="009951f1" style:font-weight-asian="bold" style:font-weight-complex="bold"/>
    </style:style>
    <style:style style:name="T20" style:family="text">
      <style:text-properties fo:font-weight="bold" officeooo:rsid="0035d035" style:font-weight-asian="bold"/>
    </style:style>
    <style:style style:name="T21" style:family="text">
      <style:text-properties fo:font-weight="bold" officeooo:rsid="0037a4c8" style:font-weight-asian="bold"/>
    </style:style>
    <style:style style:name="T22" style:family="text">
      <style:text-properties fo:font-weight="bold" officeooo:rsid="005aef27" style:font-weight-asian="bold"/>
    </style:style>
    <style:style style:name="T23" style:family="text">
      <style:text-properties officeooo:rsid="0020f6dd"/>
    </style:style>
    <style:style style:name="T24" style:family="text">
      <style:text-properties officeooo:rsid="002b6142"/>
    </style:style>
    <style:style style:name="T25" style:family="text">
      <style:text-properties officeooo:rsid="00328c22"/>
    </style:style>
    <style:style style:name="T26" style:family="text">
      <style:text-properties officeooo:rsid="001697b2"/>
    </style:style>
    <style:style style:name="T27" style:family="text">
      <style:text-properties officeooo:rsid="0018f4f5"/>
    </style:style>
    <style:style style:name="T28" style:family="text">
      <style:text-properties fo:font-style="italic" fo:font-weight="bold" style:font-style-asian="italic" style:font-weight-asian="bold"/>
    </style:style>
    <style:style style:name="T29" style:family="text">
      <style:text-properties fo:font-style="italic" fo:font-weight="bold" officeooo:rsid="0038ef5b" style:font-style-asian="italic" style:font-weight-asian="bold"/>
    </style:style>
    <style:style style:name="T30" style:family="text">
      <style:text-properties fo:font-style="italic" style:font-style-asian="italic" style:font-style-complex="italic"/>
    </style:style>
    <style:style style:name="T31" style:family="text">
      <style:text-properties fo:font-style="italic" officeooo:rsid="00915d42" style:font-style-asian="italic" style:font-style-complex="italic"/>
    </style:style>
    <style:style style:name="T32" style:family="text">
      <style:text-properties fo:font-style="italic" officeooo:rsid="004eb048" style:font-style-asian="italic" style:font-style-complex="italic"/>
    </style:style>
    <style:style style:name="T33" style:family="text">
      <style:text-properties fo:font-style="italic" officeooo:rsid="0053abd0" style:font-style-asian="italic" style:font-style-complex="italic"/>
    </style:style>
    <style:style style:name="T34" style:family="text">
      <style:text-properties fo:font-style="italic" officeooo:rsid="009185f1" style:font-style-asian="italic" style:font-style-complex="italic"/>
    </style:style>
    <style:style style:name="T35" style:family="text">
      <style:text-properties fo:font-style="italic" fo:font-weight="normal" officeooo:rsid="005439f2" style:font-style-asian="italic" style:font-weight-asian="normal" style:font-style-complex="italic" style:font-weight-complex="normal"/>
    </style:style>
    <style:style style:name="T36" style:family="text">
      <style:text-properties officeooo:rsid="00349754"/>
    </style:style>
    <style:style style:name="T37" style:family="text">
      <style:text-properties officeooo:rsid="0035d035"/>
    </style:style>
    <style:style style:name="T38" style:family="text">
      <style:text-properties officeooo:rsid="0037bc03"/>
    </style:style>
    <style:style style:name="T39" style:family="text">
      <style:text-properties officeooo:rsid="0038ef5b"/>
    </style:style>
    <style:style style:name="T40" style:family="text">
      <style:text-properties officeooo:rsid="003d73aa"/>
    </style:style>
    <style:style style:name="T41" style:family="text">
      <style:text-properties officeooo:rsid="00521595"/>
    </style:style>
    <style:style style:name="T42" style:family="text">
      <style:text-properties officeooo:rsid="005632a3"/>
    </style:style>
    <style:style style:name="T43" style:family="text">
      <style:text-properties officeooo:rsid="00584465"/>
    </style:style>
    <style:style style:name="T44" style:family="text">
      <style:text-properties officeooo:rsid="005aef27"/>
    </style:style>
    <style:style style:name="T45" style:family="text">
      <style:text-properties officeooo:rsid="00688cbd"/>
    </style:style>
    <style:style style:name="T46" style:family="text">
      <style:text-properties style:font-name="Bitstream Charter"/>
    </style:style>
    <style:style style:name="T47" style:family="text">
      <style:text-properties style:font-name="Bitstream Charter" style:text-underline-style="none"/>
    </style:style>
    <style:style style:name="T48" style:family="text">
      <style:text-properties officeooo:rsid="00750563"/>
    </style:style>
    <style:style style:name="T49" style:family="text">
      <style:text-properties officeooo:rsid="0079e1a6"/>
    </style:style>
    <style:style style:name="T50" style:family="text">
      <style:text-properties officeooo:rsid="007a797b"/>
    </style:style>
    <style:style style:name="T51" style:family="text">
      <style:text-properties officeooo:rsid="007bb0b5"/>
    </style:style>
    <style:style style:name="T52" style:family="text">
      <style:text-properties officeooo:rsid="007d63fb"/>
    </style:style>
    <style:style style:name="T53" style:family="text">
      <style:text-properties style:font-name="Times New Roman" fo:font-style="normal" officeooo:rsid="007d63fb" style:font-style-asian="normal" style:font-name-complex="Times New Roman" style:font-style-complex="normal"/>
    </style:style>
    <style:style style:name="T54" style:family="text">
      <style:text-properties style:font-name="Times New Roman" fo:font-style="normal" officeooo:rsid="008a6d35" style:font-style-asian="normal" style:font-name-complex="Times New Roman" style:font-style-complex="normal"/>
    </style:style>
    <style:style style:name="T55" style:family="text">
      <style:text-properties officeooo:rsid="007ee876"/>
    </style:style>
    <style:style style:name="T56" style:family="text">
      <style:text-properties officeooo:rsid="0080c91a"/>
    </style:style>
    <style:style style:name="T57" style:family="text">
      <style:text-properties officeooo:rsid="00812219"/>
    </style:style>
    <style:style style:name="T58" style:family="text">
      <style:text-properties officeooo:rsid="0084164a"/>
    </style:style>
    <style:style style:name="T59" style:family="text">
      <style:text-properties officeooo:rsid="00851676"/>
    </style:style>
    <style:style style:name="T60" style:family="text">
      <style:text-properties officeooo:rsid="0086a663"/>
    </style:style>
    <style:style style:name="T61" style:family="text">
      <style:text-properties officeooo:rsid="00871c1f"/>
    </style:style>
    <style:style style:name="T62" style:family="text">
      <style:text-properties officeooo:rsid="008840b7"/>
    </style:style>
    <style:style style:name="T63" style:family="text">
      <style:text-properties officeooo:rsid="0089faa2"/>
    </style:style>
    <style:style style:name="T64" style:family="text">
      <style:text-properties officeooo:rsid="008a6d35"/>
    </style:style>
    <style:style style:name="T65" style:family="text">
      <style:text-properties officeooo:rsid="008b982d"/>
    </style:style>
    <style:style style:name="T66" style:family="text">
      <style:text-properties officeooo:rsid="008d4021"/>
    </style:style>
    <style:style style:name="T67" style:family="text">
      <style:text-properties officeooo:rsid="008dda83"/>
    </style:style>
    <style:style style:name="T68" style:family="text">
      <style:text-properties officeooo:rsid="008f9765"/>
    </style:style>
    <style:style style:name="T69" style:family="text">
      <style:text-properties officeooo:rsid="00915d42"/>
    </style:style>
    <style:style style:name="T70" style:family="text">
      <style:text-properties fo:font-weight="normal" style:font-weight-asian="normal" style:font-weight-complex="normal"/>
    </style:style>
    <style:style style:name="T71" style:family="text">
      <style:text-properties fo:font-weight="normal" officeooo:rsid="0099ef40" style:font-weight-asian="normal" style:font-weight-complex="normal"/>
    </style:style>
    <style:style style:name="T72" style:family="text">
      <style:text-properties officeooo:rsid="009185f1"/>
    </style:style>
    <style:style style:name="T73" style:family="text">
      <style:text-properties officeooo:rsid="00927efe"/>
    </style:style>
    <style:style style:name="T74" style:family="text">
      <style:text-properties officeooo:rsid="0093d20d"/>
    </style:style>
    <style:style style:name="T75" style:family="text">
      <style:text-properties officeooo:rsid="00975704"/>
    </style:style>
    <style:style style:name="T76" style:family="text">
      <style:text-properties officeooo:rsid="00975a23"/>
    </style:style>
    <style:style style:name="T77" style:family="text">
      <style:text-properties officeooo:rsid="009951f1"/>
    </style:style>
    <style:style style:name="T78" style:family="text">
      <style:text-properties officeooo:rsid="009b3cd1"/>
    </style:style>
    <style:style style:name="T79" style:family="text">
      <style:text-properties style:font-weight-complex="normal"/>
    </style:style>
    <style:style style:name="T80" style:family="text">
      <style:text-properties officeooo:rsid="009b3cd1" style:font-weight-complex="normal"/>
    </style:style>
    <style:style style:name="T81" style:family="text">
      <style:text-properties officeooo:rsid="009cf9d2"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bookmark text:name="page1"/>Software Requirement Specification</text:p>
      <text:p text:style-name="P42"/>
      <text:p text:style-name="P42"/>
      <text:p text:style-name="P42"/>
      <text:p text:style-name="P42"/>
      <text:p text:style-name="P42"/>
      <text:p text:style-name="P42"/>
      <text:p text:style-name="P70"><text:span text:style-name="T1">for </text:span><text:span text:style-name="T3">Travel Robot</text:span><text:span text:style-name="T2"> (Passion Project)</text:span></text:p>
      <text:p text:style-name="P43"/>
      <text:p text:style-name="P43"/>
      <text:p text:style-name="P43"/>
      <text:p text:style-name="P44"/>
      <text:p text:style-name="P102">-<text:span text:style-name="T74">Pooja Makula</text:span></text:p>
      <text:p text:style-name="P102"/>
      <text:p text:style-name="P114"><text:bookmark text:name="page2"/>Table of Contents</text:p>
      <text:p text:style-name="P30"/>
      <text:p text:style-name="P71"><text:span text:style-name="T46"><text:tab/></text:span><text:a xlink:type="simple" xlink:href="../HYPERLINK#page3"><text:span text:style-name="T47"> </text:span></text:a></text:p>
      <text:p text:style-name="P31"/>
      <text:p text:style-name="P71"><text:a xlink:type="simple" xlink:href="../HYPERLINK#page4"><text:span text:style-name="T11"><text:s/></text:span></text:a><text:a xlink:type="simple" xlink:href="../HYPERLINK#page4"><text:span text:style-name="T4">1. Introduction</text:span></text:a><text:span text:style-name="T11"><text:tab/></text:span></text:p>
      <text:p text:style-name="P35"/>
      <text:p text:style-name="P78"><text:a xlink:type="simple" xlink:href="../HYPERLINK#page4"><text:span text:style-name="T11"><text:s/></text:span></text:a><text:a xlink:type="simple" xlink:href="../HYPERLINK#page4"><text:span text:style-name="T4">1.1. Purpose</text:span></text:a><text:span text:style-name="T11"><text:tab/></text:span></text:p>
      <text:p text:style-name="P35"/>
      <text:p text:style-name="P78"><text:a xlink:type="simple" xlink:href="../HYPERLINK#page4"><text:span text:style-name="T11"><text:s/></text:span></text:a><text:a xlink:type="simple" xlink:href="../HYPERLINK#page4"><text:span text:style-name="T4">1.2. Scope</text:span></text:a><text:span text:style-name="T11"><text:tab/></text:span></text:p>
      <text:p text:style-name="P36"/>
      <text:p text:style-name="P78"><text:a xlink:type="simple" xlink:href="../HYPERLINK#page4"><text:span text:style-name="T11"><text:s/></text:span></text:a><text:a xlink:type="simple" xlink:href="../HYPERLINK#page4"><text:span text:style-name="T4">1.3. Overview</text:span></text:a><text:span text:style-name="T11"><text:tab/></text:span></text:p>
      <text:p text:style-name="P35"/>
      <text:p text:style-name="P71"><text:a xlink:type="simple" xlink:href="../HYPERLINK#page5"><text:span text:style-name="T11"><text:s/></text:span></text:a><text:a xlink:type="simple" xlink:href="../HYPERLINK#page5"><text:span text:style-name="T4">2. Overall Description</text:span></text:a><text:span text:style-name="T11"><text:tab/></text:span></text:p>
      <text:p text:style-name="P35"/>
      <text:p text:style-name="P78"><text:a xlink:type="simple" xlink:href="../HYPERLINK#page5"><text:span text:style-name="T11"><text:s/></text:span></text:a><text:a xlink:type="simple" xlink:href="../HYPERLINK#page5"><text:span text:style-name="T4">2.1. Product Perspective</text:span></text:a><text:span text:style-name="T11"><text:tab/></text:span></text:p>
      <text:p text:style-name="P36"/>
      <text:p text:style-name="P78"><text:span text:style-name="T4"><text:s/>2.2. Product Functions</text:span><text:span text:style-name="T11"><text:tab/></text:span></text:p>
      <text:p text:style-name="P77"/>
      <text:p text:style-name="P78"><text:a xlink:type="simple" xlink:href="../HYPERLINK#page6"><text:span text:style-name="T11"><text:s/></text:span></text:a><text:a xlink:type="simple" xlink:href="../HYPERLINK#page6"><text:span text:style-name="T4">2.3. User </text:span></text:a><text:a xlink:type="simple" xlink:href="../HYPERLINK#page6"><text:span text:style-name="T9">Classes and</text:span></text:a><text:a xlink:type="simple" xlink:href="../HYPERLINK#page6"><text:span text:style-name="T4"> Characteristics</text:span></text:a><text:span text:style-name="T11"><text:tab/></text:span></text:p>
      <text:p text:style-name="P37"/>
      <text:p text:style-name="P78"><text:a xlink:type="simple" xlink:href="../HYPERLINK#page7"><text:span text:style-name="T11"><text:s/></text:span></text:a><text:a xlink:type="simple" xlink:href="../HYPERLINK#page7"><text:span text:style-name="T4">2.4. Constraints</text:span></text:a><text:span text:style-name="T11"><text:tab/></text:span></text:p>
      <text:p text:style-name="P37"/>
      <text:p text:style-name="P71"><text:a xlink:type="simple" xlink:href="../HYPERLINK#page8"><text:span text:style-name="T11"><text:s/></text:span></text:a><text:a xlink:type="simple" xlink:href="../HYPERLINK#page8"><text:span text:style-name="T4">3. Specific Requirements</text:span></text:a><text:span text:style-name="T11"><text:tab/></text:span></text:p>
      <text:p text:style-name="P34"/>
      <text:p text:style-name="P78"><text:a xlink:type="simple" xlink:href="../HYPERLINK#page8"><text:span text:style-name="T11"><text:s/></text:span></text:a><text:a xlink:type="simple" xlink:href="../HYPERLINK#page8"><text:span text:style-name="T4">3.1. External Interface Requirements</text:span></text:a><text:span text:style-name="T11"><text:tab/></text:span></text:p>
      <text:p text:style-name="P32"/>
      <text:p text:style-name="P71"><text:span text:style-name="T5"><text:s/>4. </text:span><text:a xlink:type="simple" xlink:href="../HYPERLINK#page11"><text:span text:style-name="T4"><text:s/>System Features</text:span></text:a><text:span text:style-name="T11"><text:tab/></text:span></text:p>
      <text:p text:style-name="P34"/>
      <text:p text:style-name="P72"><text:span text:style-name="T8"><text:s text:c="4"/>4</text:span><text:a xlink:type="simple" xlink:href="../HYPERLINK#page11"><text:span text:style-name="T6">.1. User </text:span></text:a><text:span text:style-name="T8">authentication</text:span></text:p>
      <text:p text:style-name="P71"><text:span text:style-name="T7"><text:s text:c="4"/>4.2</text:span><text:a xlink:type="simple" xlink:href="../HYPERLINK#page17">. </text:a><text:span text:style-name="T6"><text:s/></text:span><text:span text:style-name="T7">Home Page after user logs in</text:span><text:span text:style-name="T11"><text:tab/></text:span></text:p>
      <text:p text:style-name="P35"/>
      <text:p text:style-name="P71"><text:a xlink:type="simple" xlink:href="../HYPERLINK#page30"><text:span text:style-name="T11"><text:s/></text:span></text:a><text:span text:style-name="T12">5</text:span><text:a xlink:type="simple" xlink:href="../HYPERLINK#page30"><text:span text:style-name="T4">. Non-functional Requirements</text:span></text:a><text:span text:style-name="T11"><text:tab/></text:span></text:p>
      <text:p text:style-name="P35"/>
      <text:p text:style-name="P71"><text:span text:style-name="T12"><text:s text:c="4"/>5.</text:span><text:a xlink:type="simple" xlink:href="../HYPERLINK#page30"><text:span text:style-name="T4">1 Performance Requirements</text:span></text:a><text:span text:style-name="T11"><text:tab/></text:span></text:p>
      <text:p text:style-name="P36"/>
      <text:p text:style-name="P71"><text:span text:style-name="T12"><text:s text:c="4"/>5</text:span><text:a xlink:type="simple" xlink:href="../HYPERLINK#page30"><text:span text:style-name="T4">.2 Security Requirements</text:span></text:a><text:span text:style-name="T11"><text:tab/></text:span></text:p>
      <text:p text:style-name="P38"/>
      <text:p text:style-name="P71"><text:span text:style-name="T10"><text:s text:c="4"/>5</text:span><text:a xlink:type="simple" xlink:href="../HYPERLINK#page30"><text:span text:style-name="T4">.3 Portability Requirements</text:span></text:a></text:p>
      <text:p text:style-name="P90"/>
      <text:p text:style-name="P90"/>
      <text:p text:style-name="P90"/>
      <text:p text:style-name="P137"/>
      <text:p text:style-name="P137"/>
      <text:p text:style-name="P137"/>
      <text:p text:style-name="P137"/>
      <text:p text:style-name="P137"/>
      <text:p text:style-name="P137"/>
      <text:p text:style-name="P137"/>
      <text:p text:style-name="P137"/>
      <text:p text:style-name="P137"/>
      <text:p text:style-name="P33"/>
      <text:p text:style-name="P33"/>
      <text:p text:style-name="P33"/>
      <text:p text:style-name="P69"/>
      <text:p text:style-name="P69"/>
      <text:p text:style-name="P69"/>
      <text:p text:style-name="P69"/>
      <text:p text:style-name="P69"/>
      <text:p text:style-name="P69"/>
      <text:p text:style-name="P69"><text:soft-page-break/></text:p>
      <text:p text:style-name="P69">1. Introduction</text:p>
      <text:p text:style-name="P29"/>
      <text:p text:style-name="P92">This document is a Software Requirement Specification (SRS) for the <text:span text:style-name="T74">Travel Robot application</text:span>. This is the initial draft for the SRS and it will be used for the extensions. This document is prepared by following IEEE conventions for software requirement specification.</text:p>
      <text:p text:style-name="P4"/>
      <text:p text:style-name="P103"><text:span text:style-name="T74">Travel Robot</text:span> is an application through which people will be <text:span text:style-name="T74">able to have a mini guide about a place that they are travelling to or know the information about a particular place. They would have all the informtion about the tourist attractions, shopping malls, food courts and cab services available in that particular place. Its an all in one mini guide for a tourist as would contain all the relevant things one would like to know during his visit to a place.</text:span></text:p>
      <text:p text:style-name="P103"/>
      <text:p text:style-name="P103">Main aim of the app is to enable people <text:span text:style-name="T74">to have all the details about a place that they are travelling to.</text:span></text:p>
      <text:p text:style-name="P5"/>
      <text:p text:style-name="P48">1.1. Purpose</text:p>
      <text:p text:style-name="P6"/>
      <text:p text:style-name="P104">The aim of this document is to specify complete description of the <text:span text:style-name="T74">Travel Robot application</text:span> to be developed. It is basis for agreement between suppliers and customers about the product to be developed. Through this document, the workload needed for development, validation and verification will ease. To be specific, this document is going to describe functionality, external interfaces, performance, attributes and the design constraints of the system which is going to be developed. Therefore, intended reader groups for this software requirement specification are customers, suppliers and users.</text:p>
      <text:p text:style-name="P7"/>
      <text:p text:style-name="P7"/>
      <text:p text:style-name="P76">1.2. Scope</text:p>
      <text:p text:style-name="P51"/>
      <text:p text:style-name="P125">The project is intended for creating a platform that would help people <text:span text:style-name="T75">to get information about all the details of the place like <text:s/>tourist attractions, shopping malls, food courts and cab services available in that particular place. Also suggetions would be given to users based on their interests. Unlike apps like foodpanda,ola which restrict them tosingl aspect like food or cab service, my app would have all the functionalities like travel,eat and shop.</text:span></text:p>
      <text:p text:style-name="P7"/>
      <text:p text:style-name="P7"/>
      <text:p text:style-name="P73">1.3. Overview</text:p>
      <text:p text:style-name="P39"/>
      <text:p text:style-name="P138">We will focus on describing the system in terms of <text:s/>what is the overall description of our product, product functions, who all are the user classes and their characteristics and the constraints that I will face while developing the application. We will also look at the external interface requirements, system features and non-functional requirements.</text:p>
      <text:p text:style-name="P75"/>
      <text:p text:style-name="P74">2. Overall Description</text:p>
      <text:p text:style-name="P40"/>
      <text:p text:style-name="P106">This section gives background information about specific requirements of the <text:span text:style-name="T48">MeeturMate</text:span> service to be developed in brief. Although we will not describe every requirement in detail, this section will describe the factors that affect the final product.</text:p>
      <text:p text:style-name="P8"/>
      <text:p text:style-name="P48">2.1. Product Perspective</text:p>
      <text:p text:style-name="P6"/>
      <text:p text:style-name="P91">This application is intended for all the people <text:span text:style-name="T76">want to get all the information about a particular place when they are travelling. This app would give them the quick details of about the place that is searched. </text:span><text:s/>Users can operate all the functionality of the application using the <text:span text:style-name="T76">android</text:span> platform. All the user data will be stored on a cloud server.</text:p>
      <text:p text:style-name="P91"><text:soft-page-break/></text:p>
      <text:p text:style-name="P91">To use the features of the application, users will have to register with the application before. Whenever, any new user registers with the application, their data will be stored in a datab<text:span text:style-name="T76">a</text:span>se by creating a new <text:span text:style-name="T76">table</text:span> in the database. Once the user has registered, the user can login and logout. All the sessions of the user will be <text:span text:style-name="T76">saved and</text:span> managed by the server.</text:p>
      <text:p text:style-name="P9"/>
      <text:p text:style-name="P163">From the user point of view, <text:span text:style-name="T76">user can search for any place and he would get the details of his search in 4 categories - tourist attractions, shopping malls, food courts and cab services available in that place. The user can select any category and view the information. User can also book a cab, give the rating for the app, invite his friends to use the app and would also get suggestions about travel, shopping and food depending upon his interests.</text:span></text:p>
      <text:p text:style-name="P7"/>
      <text:p text:style-name="P48">2.2. Product Functions</text:p>
      <text:p text:style-name="P10"/>
      <text:p text:style-name="P93">This new product, <text:span text:style-name="T76">being developed on an</text:span> <text:span text:style-name="T76">android based platform</text:span>, must have number of features which will allow users to use functionalities which have been explained above. <text:span text:style-name="T26">So, we would need to implement all the use cases that are listed below:</text:span></text:p>
      <text:p text:style-name="P7"/>
      <text:p text:style-name="P7"/>
      <text:p text:style-name="P1"><text:span text:style-name="T15">1) Sign Up/</text:span><text:span text:style-name="T19">Login</text:span>- If someone is not registered on the platform, (s)he should be able to register through their already existing <text:span text:style-name="T76">facebook or gmail </text:span>accounts.</text:p>
      <text:p text:style-name="P1"/>
      <text:p text:style-name="P1"><text:span text:style-name="T15">2) Verification</text:span>- <text:span text:style-name="T13">Users identity will be by matching their credentials with their facebook or gmail credentials.</text:span></text:p>
      <text:p text:style-name="P1"/>
      <text:p text:style-name="P150">3) Search- <text:span text:style-name="T70">user can search for any place and get the details.</text:span></text:p>
      <text:p text:style-name="P150"/>
      <text:p text:style-name="P150">4) View Categories –<text:span text:style-name="T70"> The user gets his search results in different categories out of which he can select any category and view the information.</text:span></text:p>
      <text:p text:style-name="P2"/>
      <text:p text:style-name="P148"><text:span text:style-name="T15">5) Book A Cab-</text:span> User can also book a cab in that particular area which he searches for.</text:p>
      <text:p text:style-name="P3"/>
      <text:p text:style-name="P3"><text:span text:style-name="T19">6</text:span><text:span text:style-name="T15">) </text:span><text:span text:style-name="T19">Rate</text:span><text:span text:style-name="T15"> a post</text:span>- A user can <text:span text:style-name="T77">rate</text:span> the post <text:span text:style-name="T77">that he has viewed.</text:span></text:p>
      <text:p text:style-name="P3"/>
      <text:p text:style-name="P148"><text:span text:style-name="T15">7) Invite a friend-</text:span> User can invite his friends to use the app.</text:p>
      <text:p text:style-name="P148"/>
      <text:p text:style-name="P150">8) Suggestions- <text:s/><text:span text:style-name="T71">User gets suggestions about travel,shop and food depending upon his previous searches and his interests.</text:span></text:p>
      <text:p text:style-name="P3"/>
      <text:p text:style-name="P146"/>
      <text:p text:style-name="P45"/>
      <text:list xml:id="list3395017436885384395" text:style-name="WW8Num2">
        <text:list-item>
          <text:list>
            <text:list-header>
              <text:p text:style-name="P164"><text:span text:style-name="T25">2.3<text:tab/></text:span>User Classes and Characteristics</text:p>
            </text:list-header>
          </text:list>
        </text:list-item>
      </text:list>
      <text:p text:style-name="P151"><text:span text:style-name="T79">The users of </text:span><text:span text:style-name="T80">Travel Robot</text:span><text:span text:style-name="T79"> will mainly be those who are looking </text:span><text:bookmark text:name="page7"/><text:span text:style-name="T81">for a travel app which would contain all the information at one place. This would help them manage their phone memory as well because instead of downloading multiple apps for each purpose this single app would do all the functionalities.</text:span></text:p>
      <text:p text:style-name="P11"/>
      <text:p text:style-name="P48">2.4. Constraints</text:p>
      <text:p text:style-name="P10"/>
      <text:p text:style-name="P108">Developers should <text:s/>be careful about the privacy of users. Since product will be cloud application, all user data will be kept on cloud server and necessary precautions should be taken to protect user data.</text:p>
      <text:p text:style-name="P12"/>
      <text:p text:style-name="P92"><text:soft-page-break/>Since product will be cloud application and <text:span text:style-name="T77">has a huge database it should be taken care that database doesnt crash when multiple users are requesting for the same information oe there are multiple requests at the same time.</text:span></text:p>
      <text:p text:style-name="P92"/>
      <text:p text:style-name="P94">While developing the product, I will have to take care of the many constraints that exists. Each user's privacy should be maintained so that someone cannot hack <text:span text:style-name="T77">and get details of their login and passwords of facebook or gmail</text:span>. <text:span text:style-name="T27">Users should have limited privileges so that they cannot exercise the administrative rights like adding any new user, deleting any existing user, etc. Also, all the data will be on cloud server, so, I need to make the data secured. I need to make sure that I develop my application in such a way that any of the above constraints are taken care of and nothing amiss happens.</text:span></text:p>
      <text:p text:style-name="P7"/>
      <text:p text:style-name="P7"/>
      <text:p text:style-name="P74"><text:bookmark text:name="page8"/>3. <text:span text:style-name="T37">External Interface Requirements</text:span></text:p>
      <text:p text:style-name="P41"/>
      <text:p text:style-name="P109">In this section, we will look at all the features that need to be implemented in the external interface i.e, the part that would be visiible to the users. We will describe about the external interface requirements. <text:s/></text:p>
      <text:p text:style-name="P40"/>
      <text:p text:style-name="P52"><text:span text:style-name="T14">3.1. </text:span><text:span text:style-name="T20">User Interface</text:span><text:span text:style-name="T21">s</text:span></text:p>
      <text:p text:style-name="P6"/>
      <text:p text:style-name="P97">We need to develop our front-end part i.e, the part which would be visible to the users, in such a way that users <text:span text:style-name="T56">can easily get information about the place they want to know about without much difficulty.</text:span></text:p>
      <text:p text:style-name="P97"/>
      <text:p text:style-name="P96">Before Login:</text:p>
      <text:p text:style-name="P97"/>
      <text:p text:style-name="P97">1. Login <text:span text:style-name="T50">using facebook or gmail.</text:span></text:p>
      <text:p text:style-name="P155">2.If wrong credentials -&gt; redirect it to the login page</text:p>
      <text:p text:style-name="P97"/>
      <text:p text:style-name="P97"/>
      <text:p text:style-name="P96">After Login:</text:p>
      <text:p text:style-name="P97"/>
      <text:list xml:id="list2964172762807428774" text:style-name="L1">
        <text:list-item>
          <text:p text:style-name="P141">Search for a place</text:p>
        </text:list-item>
        <text:list-item>
          <text:p text:style-name="P141">view details about that place category wise.</text:p>
        </text:list-item>
        <text:list-item>
          <text:p text:style-name="P142">Get suggestions based on interests.</text:p>
        </text:list-item>
        <text:list-item>
          <text:p text:style-name="P139"><text:s/><text:span text:style-name="T57">Rate the application.</text:span></text:p>
        </text:list-item>
        <text:list-item>
          <text:p text:style-name="P139"><text:s/><text:span text:style-name="T57">Invite friends to use the application.</text:span></text:p>
        </text:list-item>
      </text:list>
      <text:p text:style-name="P140"/>
      <text:p text:style-name="P97"/>
      <text:p text:style-name="P162">Getting into the details of each one of them:</text:p>
      <text:p text:style-name="P97"/>
      <text:p text:style-name="P160">Before login:</text:p>
      <text:p text:style-name="P97"/>
      <text:p text:style-name="P97">1) Login- Login option should be there on the views part so that the users can enter their credentials and login in the application and use the features of the application. Under login, there shold be both username and password option <text:s/><text:span text:style-name="T61">though which the user can login into Travel Robot appliction using their already existing facebook or gmail accounts. </text:span>Once te user has entered both the details correctly, the user will be logged in.</text:p>
      <text:p text:style-name="P98"/>
      <text:p text:style-name="P97">2) <text:span text:style-name="T57">Wrong credentials</text:span>- <text:span text:style-name="T61">If the username or password of the fb or gmail login is given wrong by the user he will be directed back to the sign up page. If the user account doesnt exist on facebook or gmail for the provided credentials then also he will be redirected to the </text:span><text:soft-page-break/><text:span text:style-name="T61">sign up page.</text:span></text:p>
      <text:p text:style-name="P99"/>
      <text:p text:style-name="P161">After Login:</text:p>
      <text:p text:style-name="P99"/>
      <text:p text:style-name="P100">1) <text:span text:style-name="T58">Search for a place</text:span>- <text:span text:style-name="T59">User can search to get the details of the categories like tourist attractions,food courts, shopping areas and cab service in a particular place.</text:span></text:p>
      <text:p text:style-name="P100"/>
      <text:p text:style-name="P158"><text:span text:style-name="T23">2</text:span>) <text:span text:style-name="T60">View details about that place category wise: Once the user makes a search the details would be displayed in 4 catgories</text:span></text:p>
      <text:p text:style-name="P159">(i) Tourist attractions</text:p>
      <text:p text:style-name="P159">(ii)Shopping Places</text:p>
      <text:p text:style-name="P159">(iii)Food Courts</text:p>
      <text:p text:style-name="P159">(iv)Cab Services</text:p>
      <text:p text:style-name="P159">The user will be able to view this information about the place he searched category wise.</text:p>
      <text:p text:style-name="P159">3) <text:s/><text:span text:style-name="T58">Get suggestions based on interests- </text:span>The app uses the facebook profile information of the user and captures his interests. Based on his previous searches and interests the app would suggest him places.</text:p>
      <text:p text:style-name="P101"/>
      <text:p text:style-name="P156"><text:span text:style-name="T59">4) Rate any post- Under any post, “Rate the post” should be there so that a user can rate any given post that he viewed that would depict his satisfactory level. This would help the other users as well when they have the rating about a particular tourist attraction, shopping place, food couts or the cab service.</text:span></text:p>
      <text:p text:style-name="P156"/>
      <text:p text:style-name="P157"><text:span text:style-name="T59">5</text:span>) Invite a friend to use the app- A user can invite his\her friend to use the app. This would be very easy for the people who travel more and frequently visit new places and know about the place. The Travel robot app would be the guide to anyone in any place.</text:p>
      <text:p text:style-name="P110"><text:span text:style-name="T38">4.</text:span> System Features</text:p>
      <text:p text:style-name="P13"/>
      <text:p text:style-name="P50">In this subsection, we will examine the features of the system in detail by categorizing them according to their functionality. For each of the feature, we will give an introduction, purpose, diagram and a stimulus/response sequence. Introduction part will give basic background information about the feature. After that, we will show a diagram for the feature representing flow of events. Alternative flow of events will be given in stimulus/response subsection.</text:p>
      <text:p text:style-name="P14"/>
      <text:p text:style-name="P53"><text:span text:style-name="T29">4</text:span><text:span text:style-name="T28">.</text:span><text:span text:style-name="T29">1</text:span><text:span text:style-name="T28"> User Authentication</text:span></text:p>
      <text:p text:style-name="P15"/>
      <text:p text:style-name="P111">Product will be used via a<text:span text:style-name="T73">n android application</text:span>. Each user will have his own <text:span text:style-name="T38">profile</text:span>, and he must be logged in to the server to access his workspace. Hence, first-time users must be complete <text:span text:style-name="T73">sign up</text:span> process. To register to the system, user must specify some information asked during registration. After validation, registration will completed, and user will be informed.</text:p>
      <text:p text:style-name="P16"/>
      <text:p text:style-name="P107">There will be a <text:span text:style-name="T73">login</text:span> page so that user can type into his login information, and login to the system. Login information will be <text:s/>e-mail address and password specified in registration process. Server let through the user if the given username and password are matched with the ones in database saved in registration. If specified information is not matched, an error dialog will be shown. Otherwise, user will be redirected to his personal workspace.</text:p>
      <text:p text:style-name="P9"/>
      <text:p text:style-name="P7"/>
      <text:p text:style-name="P7"/>
      <text:p text:style-name="P48"><text:span text:style-name="T39">4</text:span>.<text:span text:style-name="T39">1</text:span>.1 Stimulus/Response Sequences</text:p>
      <text:p text:style-name="P17"><text:soft-page-break/></text:p>
      <text:p text:style-name="P60"><text:span text:style-name="T39">4.1.1.1</text:span> <text:span text:style-name="T62">Register</text:span></text:p>
      <text:p text:style-name="P7"/>
      <text:p text:style-name="P18"><text:span text:style-name="T24">Normal</text:span> Flow</text:p>
      <text:p text:style-name="P18"/>
      <text:p text:style-name="P18"><text:span text:style-name="T15">User ----&gt; </text:span><text:span text:style-name="T16">D</text:span><text:span text:style-name="T18">e</text:span><text:span text:style-name="T15">tails ----&gt; Information valid ---&gt; Verification---&gt;Registered successfully</text:span> </text:p>
      <text:p text:style-name="P18"/>
      <text:p text:style-name="P20">1) User clicks on sign up.</text:p>
      <text:p text:style-name="P20">2) User enters the details.</text:p>
      <text:p text:style-name="P20">3) If information is valid, <text:span text:style-name="T62">the user will be logged into the application</text:span>.</text:p>
      <text:p text:style-name="P20">4) If <text:span text:style-name="T62">the credentials given are correct then the user </text:span>is registered successfully.</text:p>
      <text:p text:style-name="P18"><text:tab/><text:tab/></text:p>
      <text:p text:style-name="P7"/>
      <text:p text:style-name="P19">Alternate flow</text:p>
      <text:p text:style-name="P19"/>
      <text:p text:style-name="P19"/>
      <text:p text:style-name="P21">1) If details entered are not valid or insufficient, registration fails and the users is being asked to enter the details again.</text:p>
      <text:p text:style-name="P21"/>
      <text:p text:style-name="P143"/>
      <text:p text:style-name="P7"/>
      <text:p text:style-name="P28"><text:span text:style-name="T39">4.1.1.2 Sign Up</text:span></text:p>
      <text:p text:style-name="P22"/>
      <text:p text:style-name="P23">Norm<text:span text:style-name="T36">a</text:span>l flow</text:p>
      <text:p text:style-name="P22"/>
      <text:p text:style-name="P86"><text:span text:style-name="T15">User ----&gt; </text:span><text:span text:style-name="T18">Email</text:span><text:span text:style-name="T17"> &amp; Password</text:span><text:span text:style-name="T15"> ----&gt; </text:span><text:span text:style-name="T18">Checked with fb/google ---&gt;</text:span><text:span text:style-name="T15"> </text:span><text:span text:style-name="T17">Correct--</text:span><text:span text:style-name="T15">--&gt;</text:span><text:span text:style-name="T17">Logged in successfully</text:span></text:p>
      <text:p text:style-name="P86"/>
      <text:p text:style-name="P79">1) User <text:span text:style-name="T62">e</text:span>nters <text:span text:style-name="T62">email </text:span>and password <text:span text:style-name="T62">of the existing facebook or gmail account</text:span>.</text:p>
      <text:p text:style-name="P79">2) Server verifi<text:span text:style-name="T62">es email</text:span> and password.</text:p>
      <text:p text:style-name="P79">3) If both <text:span text:style-name="T62">email</text:span> and password are matched <text:span text:style-name="T62">and </text:span>the user is <text:span text:style-name="T62">a certified user and is able to log into fb or gmail then he is</text:span> successfully logged in<text:span text:style-name="T62">to Travel Robot</text:span>.</text:p>
      <text:p text:style-name="P86"/>
      <text:p text:style-name="P87">Alternate flow</text:p>
      <text:p text:style-name="P127"/>
      <text:p text:style-name="P79">1) If <text:span text:style-name="T62">email </text:span>and password don't match <text:span text:style-name="T62">or the crediants entered by the user doesnt match with any account on facebook or gmail the</text:span> <text:span text:style-name="T62">sign up</text:span> in is shown unsuccessful <text:span text:style-name="T62">and again redirects to sign up page.</text:span></text:p>
      <text:p text:style-name="P128"/>
      <text:p text:style-name="P88"/>
      <text:p text:style-name="P88">Functional Requirements</text:p>
      <text:p text:style-name="P88"><text:tab/><text:tab/><text:tab/><text:tab/><text:tab/>REQ 1: <text:span text:style-name="T55">Sign Up</text:span></text:p>
      <text:p text:style-name="P88"><text:tab/><text:tab/><text:tab/><text:tab/><text:tab/><text:span text:style-name="T40">REQ 2: The application should take care of the user <text:tab/><text:tab/><text:tab/><text:tab/><text:tab/><text:tab/>sessions once the user logs in.</text:span></text:p>
      <text:p text:style-name="P46"/>
      <text:p text:style-name="P46">4.2 <text:s/>Home Page <text:span text:style-name="T45">after user logs in.</text:span></text:p>
      <text:p text:style-name="P89"/>
      <text:p text:style-name="P80">Once the user logs in, he will be directed to <text:span text:style-name="T63">the home page where h</text:span>e can <text:span text:style-name="T63">search</text:span>/view the <text:soft-page-break/>following things once he is onto his home page:</text:p>
      <text:p text:style-name="P80"/>
      <text:p text:style-name="P124"/>
      <text:p text:style-name="P55">4.2.<text:span text:style-name="T72">3</text:span> <text:span text:style-name="T69">Search for a place</text:span></text:p>
      <text:p text:style-name="P84"/>
      <text:p text:style-name="P81">Normal flow of events:</text:p>
      <text:p text:style-name="P81"/>
      <text:p text:style-name="P81">User ----&gt; <text:span text:style-name="T69">home page </text:span>----&gt; <text:span text:style-name="T69">searches for a place ----&gt; gets results</text:span></text:p>
      <text:p text:style-name="P81"/>
      <text:p text:style-name="P81">1) User <text:span text:style-name="T69">gets directed to the home page.</text:span></text:p>
      <text:p text:style-name="P81">2) User can <text:span text:style-name="T69">search for any place</text:span>.</text:p>
      <text:p text:style-name="P81">3) <text:span text:style-name="T69">Server checks through the database and returns the result.</text:span></text:p>
      <text:p text:style-name="P81"/>
      <text:p text:style-name="P81">Alternative flow of events:</text:p>
      <text:p text:style-name="P81"/>
      <text:p text:style-name="P81">1) <text:span text:style-name="T69">If the place doesnt exist in the database nothing will be displayed.</text:span></text:p>
      <text:p text:style-name="P81"/>
      <text:p text:style-name="P116"><text:span text:style-name="T30">4.2.</text:span><text:span text:style-name="T34">4</text:span><text:span text:style-name="T30"> </text:span><text:span text:style-name="T32">View posts categories wise</text:span></text:p>
      <text:p text:style-name="P136"/>
      <text:p text:style-name="P133">Normal flow of events:</text:p>
      <text:p text:style-name="P133"/>
      <text:p text:style-name="P133">User ----&gt;<text:span text:style-name="T69">searches for a place--- &gt;</text:span> Selects a category ----&gt; Views the posts in the category</text:p>
      <text:p text:style-name="P133"/>
      <text:p text:style-name="P134">1) User <text:span text:style-name="T69">searches for a place and</text:span>selects<text:span text:style-name="T41"> for</text:span> <text:span text:style-name="T41">a</text:span> category.</text:p>
      <text:p text:style-name="P134">2) User will get all the post in that category.</text:p>
      <text:p text:style-name="P134"/>
      <text:p text:style-name="P135">Alternative flow of events:</text:p>
      <text:p text:style-name="P135"/>
      <text:p text:style-name="P123"><text:span text:style-name="T35">1) The searched </text:span><text:span text:style-name="T31">place</text:span><text:span text:style-name="T35"> doesn't exist. </text:span><text:span text:style-name="T33">Hence, the user will have to again search for a valid </text:span><text:span text:style-name="T31">place</text:span><text:span text:style-name="T33">.</text:span></text:p>
      <text:p text:style-name="P82"/>
      <text:p text:style-name="P54">4.2.<text:span text:style-name="T68">5 Book a cab</text:span></text:p>
      <text:p text:style-name="P85"/>
      <text:p text:style-name="P83">Normal flow of events:</text:p>
      <text:p text:style-name="P82"/>
      <text:p text:style-name="P129">User ----&gt; <text:span text:style-name="T42">Searches for place----&gt;select cab details category ---&gt;views details---&gt; books a cab</text:span></text:p>
      <text:p text:style-name="P82"/>
      <text:p text:style-name="P129">1) <text:span text:style-name="T42">The user searches for a place.</text:span></text:p>
      <text:p text:style-name="P82">2) The user <text:span text:style-name="T68">selects the 'cab details' category</text:span>.</text:p>
      <text:p text:style-name="P131">3) views details about the cab services available in that place and books a cab.</text:p>
      <text:p text:style-name="P63"/>
      <text:p text:style-name="P56">4.2.<text:span text:style-name="T66">6</text:span> <text:span text:style-name="T66">User Rating</text:span></text:p>
      <text:p text:style-name="P56"><text:soft-page-break/></text:p>
      <text:p text:style-name="P64">Normal flow of events:</text:p>
      <text:p text:style-name="P64"/>
      <text:p text:style-name="P64">User ----&gt; Se<text:span text:style-name="T66">arches for place</text:span>----&gt;<text:span text:style-name="T66">views details---&gt;</text:span> <text:span text:style-name="T66">gives rating</text:span></text:p>
      <text:p text:style-name="P64"/>
      <text:p text:style-name="P64">1) The user se<text:span text:style-name="T67">arches for a place</text:span>.</text:p>
      <text:p text:style-name="P64">2) User <text:span text:style-name="T67">views details about the place he searches</text:span>.</text:p>
      <text:p text:style-name="P122">3)the user then gives rating for the different food courts,shopping complexes,tourist places or the cab service.</text:p>
      <text:p text:style-name="P64"/>
      <text:p text:style-name="P65">Alternate flow of events:</text:p>
      <text:p text:style-name="P65"/>
      <text:p text:style-name="P65">1) <text:span text:style-name="T67">The user might not give the rating by just skipping through it</text:span>.</text:p>
      <text:p text:style-name="P64"/>
      <text:p text:style-name="P57">4.2.<text:span text:style-name="T65">7Application saves the session</text:span></text:p>
      <text:p text:style-name="P66">Normal flow <text:span text:style-name="T43">of events:</text:span></text:p>
      <text:p text:style-name="P66"/>
      <text:p text:style-name="P67">User ----&gt; <text:span text:style-name="T65">searches for a place </text:span>----&gt; <text:span text:style-name="T65">views details ---&gt; stored in database</text:span></text:p>
      <text:p text:style-name="P67"/>
      <text:p text:style-name="P67">1) User se<text:span text:style-name="T65">arches for a place</text:span>.</text:p>
      <text:p text:style-name="P68">2) User <text:span text:style-name="T65">views the details</text:span>.</text:p>
      <text:p text:style-name="P68">3) <text:span text:style-name="T65">User details and his session will be stored in a table which is created foe each user and is stored in the database</text:span>.</text:p>
      <text:p text:style-name="P68"/>
      <text:p text:style-name="P65">Alternate flow of events:</text:p>
      <text:p text:style-name="P65"/>
      <text:p text:style-name="P65">1) If the user <text:span text:style-name="T65">doesnt make any search</text:span>.</text:p>
      <text:p text:style-name="P65"/>
      <text:p text:style-name="P58">4.2.<text:span text:style-name="T64">8</text:span> <text:span text:style-name="T64">Application suggests places on user interest</text:span></text:p>
      <text:p text:style-name="P61">Main flow of event:</text:p>
      <text:p text:style-name="P61"/>
      <text:p text:style-name="P61"><text:span text:style-name="T64">User</text:span>----&gt; <text:span text:style-name="T64">logins though facebook</text:span> ----&gt; <text:span text:style-name="T64">application captures information ---&gt;interests of the user are stored</text:span> ----&gt; <text:span text:style-name="T64">temporary table created for each use</text:span> ----&gt; <text:span text:style-name="T64">stores the data ---&gt; suggests places</text:span></text:p>
      <text:p text:style-name="P61"/>
      <text:p text:style-name="P62">1) Use<text:span text:style-name="T64">r logs in using facebook</text:span>.</text:p>
      <text:p text:style-name="P62">2) <text:span text:style-name="T64">The application reads user information and captures his interests </text:span>.</text:p>
      <text:p text:style-name="P62">3) I<text:span text:style-name="T64">nformation about each user will be saved in a table in the database</text:span>.</text:p>
      <text:p text:style-name="P62">4) <text:span text:style-name="T64">Servers searches through the database according to the user interest and send suggestions</text:span>.</text:p>
      <text:p text:style-name="P62"/>
      <text:p text:style-name="P119">Alternate flow : </text:p>
      <text:p text:style-name="P119"/>
      <text:p text:style-name="P119"><text:soft-page-break/>The user has no details of any interest areas on facebook.</text:p>
      <text:p text:style-name="P62"/>
      <text:p text:style-name="P120">4.2.<text:span text:style-name="T64">9</text:span> <text:s/><text:span text:style-name="T54">Secure way of storing user credentials</text:span></text:p>
      <text:p text:style-name="P59"/>
      <text:p text:style-name="P117">As the user logins into the app using facebook or gmail api's the credentials of the user should be secured. If the details are not encrypted and the details leak their facebook or gmail accounts have a high possiblity of being hacked.</text:p>
      <text:p text:style-name="P65"/>
      <text:p text:style-name="P47">FUNCTIONAL REQUIREMENTS:</text:p>
      <text:p text:style-name="P47"><text:tab/><text:tab/><text:tab/><text:tab/><text:tab/>REQ <text:span text:style-name="T55">3</text:span>: <text:span text:style-name="T51">Seach for a place</text:span></text:p>
      <text:p text:style-name="P47"><text:tab/><text:tab/><text:tab/><text:tab/><text:tab/>REQ <text:span text:style-name="T55">4</text:span>: <text:span text:style-name="T51">view search results category wise</text:span></text:p>
      <text:p text:style-name="P47"><text:tab/><text:tab/><text:tab/><text:tab/><text:tab/>REQ <text:span text:style-name="T55">5</text:span>: <text:span text:style-name="T51">book a cab</text:span></text:p>
      <text:p text:style-name="P47"><text:tab/><text:tab/><text:tab/><text:tab/><text:tab/>REQ <text:span text:style-name="T55">6</text:span>: <text:span text:style-name="T51">rate the place,food or service</text:span></text:p>
      <text:p text:style-name="P47"><text:tab/><text:tab/><text:tab/><text:tab/><text:tab/>REQ <text:span text:style-name="T55">7</text:span>: <text:span text:style-name="T52">Application saves the session</text:span></text:p>
      <text:p text:style-name="P47"><text:tab/><text:tab/><text:tab/><text:tab/><text:tab/>REQ <text:span text:style-name="T55">8</text:span>: <text:span text:style-name="T52">Application suggests place on user interest</text:span></text:p>
      <text:p text:style-name="P115"><text:tab/><text:tab/><text:tab/><text:tab/><text:tab/>REQ <text:span text:style-name="T55">9</text:span>: <text:span text:style-name="T53"><text:s/>secure way of storing user credentials <text:s text:c="28"/></text:span></text:p>
      <text:p text:style-name="P47"><text:tab/><text:tab/><text:tab/><text:tab/><text:tab/></text:p>
      <text:p text:style-name="P65"/>
      <text:p text:style-name="P88"/>
      <text:p text:style-name="P52"><text:span text:style-name="T22">5</text:span><text:span text:style-name="T14">. Non-functional Requirements</text:span></text:p>
      <text:p text:style-name="P13"/>
      <text:p text:style-name="P112">In this section, we will look at some of the non-functional requirements for the development of this application. Non-functional requirements include performance requirements, security requirements <text:span text:style-name="T51">and </text:span>portability factor.</text:p>
      <text:p text:style-name="P112"/>
      <text:p text:style-name="P49"><text:span text:style-name="T44">5.</text:span>1 Performance Requirements</text:p>
      <text:p text:style-name="P24"/>
      <text:p text:style-name="P152"/>
      <text:p text:style-name="P153">There is a lot of data that has to be stored on the server.The data would be stored on the cloud server and the response time of the server should be very less when the user puts a request. As the server is handling huge amount of data when <text:span text:style-name="T50">multiple requests come, the server should be able to return the large data sets to the multiple requests without crashing or missing any packets of data. The server should also be able to process the requests fast and send all the data.</text:span></text:p>
      <text:p text:style-name="P48"/>
      <text:p text:style-name="P48">3.3.2 Security Requirements</text:p>
      <text:p text:style-name="P25"/>
      <text:p text:style-name="P105">All the data of the users will be stored on a cloud server. Hence, I need to make sure that all the data is secured. <text:span text:style-name="T49">There should be good</text:span> encryption methods to make sure that none of the data is leaked. <text:span text:style-name="T49">The login is via facebook or gmail, so the user credentials should not be leaked. To handle this cryptography and encrypion of the user details and password should be done.</text:span></text:p>
      <text:p text:style-name="P26"/>
      <text:p text:style-name="P49">3.3.3 Portability Requirements</text:p>
      <text:p text:style-name="P27"/>
      <text:p text:style-name="P95">The application should be lightweight to make sure that it can run on all the platforms. To make sure that my application is portable, I am using technologies such as <text:span text:style-name="T49">android studio, mysql,</text:span> JQuery. </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Cambria" svg:font-family="Cambria" style:font-family-generic="roman"/>
    <style:font-face style:name="Times New Roman1" svg:font-family="'Times New Roman'" style:font-family-generic="roman"/>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2" style:display-name="Heading 2" style:family="paragraph" style:parent-style-name="Standard" style:next-style-name="Standard" style:list-style-name="WW8Num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3.2.2."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prefix="3.2.2.2."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54cm" fo:margin-left="2.787cm" fo:margin-right="2.787cm" style:writing-mode="lr-tb" style:layout-grid-color="#c0c0c0" style:layout-grid-lines="2466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496cm" fo:margin-bottom="1.247cm" fo:margin-left="2.505cm" fo:margin-right="2.505cm" style:writing-mode="lr-tb" style:layout-grid-color="#c0c0c0" style:layout-grid-lines="25957"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6cm" fo:margin-bottom="1.247cm" fo:margin-left="2.293cm" fo:margin-right="2.399cm" style:writing-mode="lr-tb" style:layout-grid-color="#c0c0c0" style:layout-grid-lines="25957"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54cm" fo:margin-bottom="1.247cm" fo:margin-left="2.505cm" fo:margin-right="2.54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54cm" fo:margin-bottom="1.247cm" fo:margin-left="2.505cm" fo:margin-right="2.575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layout-properties fo:page-width="21.001cm" fo:page-height="29.7cm" style:num-format="1" style:print-orientation="portrait" fo:margin-top="2.494cm" fo:margin-bottom="1.247cm" fo:margin-left="2.505cm" fo:margin-right="2.505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layout-properties fo:page-width="21.001cm" fo:page-height="29.7cm" style:num-format="1" style:print-orientation="portrait" fo:margin-top="2.54cm" fo:margin-bottom="1.247cm" fo:margin-left="2.505cm" fo:margin-right="2.646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layout-properties fo:page-width="21.001cm" fo:page-height="29.7cm" style:num-format="1" style:print-orientation="portrait" fo:margin-top="2.54cm" fo:margin-bottom="1.247cm" fo:margin-left="2.505cm" fo:margin-right="2.505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
      <style:page-layout-properties fo:page-width="21.001cm" fo:page-height="29.7cm" style:num-format="1" style:print-orientation="portrait" fo:margin-top="2.489cm" fo:margin-bottom="1.247cm" fo:margin-left="2.505cm" fo:margin-right="2.575cm" style:writing-mode="lr-tb" style:layout-grid-color="#c0c0c0" style:layout-grid-lines="2596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
      <style:page-layout-properties fo:page-width="21.001cm" fo:page-height="29.7cm" style:num-format="1" style:print-orientation="portrait" fo:margin-top="2.494cm" fo:margin-bottom="1.247cm" fo:margin-left="2.293cm" fo:margin-right="2.293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
      <style:page-layout-properties fo:page-width="21.001cm" fo:page-height="29.7cm" style:num-format="1" style:print-orientation="portrait" fo:margin-top="2.54cm" fo:margin-bottom="1.247cm" fo:margin-left="2.293cm" fo:margin-right="2.293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
      <style:page-layout-properties fo:page-width="21.001cm" fo:page-height="29.7cm" style:num-format="1" style:print-orientation="portrait" fo:margin-top="2.54cm" fo:margin-bottom="1.247cm" fo:margin-left="2.498cm" fo:margin-right="2.822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
      <style:page-layout-properties fo:page-width="21.001cm" fo:page-height="29.7cm" style:num-format="1" style:print-orientation="portrait" fo:margin-top="2.494cm" fo:margin-bottom="1.247cm" fo:margin-left="2.293cm" fo:margin-right="2.434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4">
      <style:page-layout-properties fo:page-width="21.001cm" fo:page-height="29.7cm" style:num-format="1" style:print-orientation="portrait" fo:margin-top="2.482cm" fo:margin-bottom="1.247cm" fo:margin-left="2.498cm" fo:margin-right="2.469cm" style:writing-mode="lr-tb" style:layout-grid-color="#c0c0c0" style:layout-grid-lines="2597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5">
      <style:page-layout-properties fo:page-width="21.001cm" fo:page-height="29.7cm" style:num-format="1" style:print-orientation="portrait" fo:margin-top="2.54cm" fo:margin-bottom="1.247cm" fo:margin-left="2.505cm" fo:margin-right="2.716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6">
      <style:page-layout-properties fo:page-width="21.001cm" fo:page-height="29.7cm" style:num-format="1" style:print-orientation="portrait" fo:margin-top="2.482cm" fo:margin-bottom="1.247cm" fo:margin-left="2.293cm" fo:margin-right="2.293cm" style:writing-mode="lr-tb" style:layout-grid-color="#c0c0c0" style:layout-grid-lines="2597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7">
      <style:page-layout-properties fo:page-width="21.001cm" fo:page-height="29.7cm" style:num-format="1" style:print-orientation="portrait" fo:margin-top="2.494cm" fo:margin-bottom="1.247cm" fo:margin-left="1.905cm" fo:margin-right="2.293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8">
      <style:page-layout-properties fo:page-width="21.001cm" fo:page-height="29.7cm" style:num-format="1" style:print-orientation="portrait" fo:margin-top="2.494cm" fo:margin-bottom="1.247cm" fo:margin-left="2.505cm" fo:margin-right="3.104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9">
      <style:page-layout-properties fo:page-width="21.001cm" fo:page-height="29.7cm" style:num-format="1" style:print-orientation="portrait" fo:margin-top="2.529cm" fo:margin-bottom="1.247cm" fo:margin-left="2.117cm" fo:margin-right="6.315cm" style:writing-mode="lr-tb" style:layout-grid-color="#c0c0c0" style:layout-grid-lines="2592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0">
      <style:page-layout-properties fo:page-width="21.001cm" fo:page-height="29.7cm" style:num-format="1" style:print-orientation="portrait" fo:margin-top="2.54cm" fo:margin-bottom="1.247cm" fo:margin-left="1.905cm" fo:margin-right="2.293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001cm" fo:page-height="29.7cm" style:num-format="1" style:print-orientation="portrait" fo:margin-top="2.489cm" fo:margin-bottom="1.247cm" fo:margin-left="2.505cm" fo:margin-right="2.469cm" style:writing-mode="lr-tb" style:layout-grid-color="#c0c0c0" style:layout-grid-lines="2596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2"/>
    <style:master-page style:name="Converted8" style:page-layout-name="Mpm8"/>
    <style:master-page style:name="Converted9" style:page-layout-name="Mpm4"/>
    <style:master-page style:name="Converted10" style:page-layout-name="Mpm9"/>
    <style:master-page style:name="Converted11" style:page-layout-name="Mpm10"/>
    <style:master-page style:name="Converted12" style:page-layout-name="Mpm11"/>
    <style:master-page style:name="Converted13" style:page-layout-name="Mpm10"/>
    <style:master-page style:name="Converted14" style:page-layout-name="Mpm10"/>
    <style:master-page style:name="Converted15" style:page-layout-name="Mpm10"/>
    <style:master-page style:name="Converted16" style:page-layout-name="Mpm12"/>
    <style:master-page style:name="Converted17" style:page-layout-name="Mpm13"/>
    <style:master-page style:name="Converted18" style:page-layout-name="Mpm14"/>
    <style:master-page style:name="Converted19" style:page-layout-name="Mpm15"/>
    <style:master-page style:name="Converted20" style:page-layout-name="Mpm10"/>
    <style:master-page style:name="Converted21" style:page-layout-name="Mpm16"/>
    <style:master-page style:name="Converted22" style:page-layout-name="Mpm17"/>
    <style:master-page style:name="Converted23" style:page-layout-name="Mpm17"/>
    <style:master-page style:name="Converted24" style:page-layout-name="Mpm18"/>
    <style:master-page style:name="Converted25" style:page-layout-name="Mpm17"/>
    <style:master-page style:name="Converted26" style:page-layout-name="Mpm19"/>
    <style:master-page style:name="Converted27" style:page-layout-name="Mpm20"/>
    <style:master-page style:name="Converted28" style:page-layout-name="Mpm21"/>
    <style:master-page style:name="Converted29" style:page-layout-name="Mpm17"/>
    <style:master-page style:name="Converted30" style:page-layout-name="Mpm22"/>
    <style:master-page style:name="Converted31"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6T04:52:32.320656083</dc:date>
    <meta:generator>LibreOffice/4.2.8.2$Linux_X86_64 LibreOffice_project/420m0$Build-2</meta:generator>
    <meta:editing-duration>PT7H54M55S</meta:editing-duration>
    <meta:editing-cycles>125</meta:editing-cycles>
    <meta:document-statistic meta:table-count="0" meta:image-count="0" meta:object-count="0" meta:page-count="10" meta:paragraph-count="177" meta:word-count="2823" meta:character-count="16651" meta:non-whitespace-character-count="13877"/>
  </office:meta>
</office:document-meta>
</file>